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31951ECF0AA.png" manifest:media-type=""/>
  <manifest:file-entry manifest:full-path="Pictures/100002010000039800000284D7B406F8.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Pictures/100002010000039800000284AC088A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Verdana3" fo:font-size="9pt" style:font-size-asian="9pt" style:font-size-complex="9pt"/>
    </style:style>
    <style:style style:name="P2" style:family="paragraph" style:parent-style-name="Standard">
      <style:paragraph-properties fo:text-align="center" style:justify-single-word="false"/>
      <style:text-properties style:font-name="Verdana3"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style:font-name="Verdana3"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style:font-name="Verdana3" fo:font-size="15pt" fo:font-style="normal"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text-align="center" style:justify-single-word="false"/>
      <style:text-properties style:font-name="Verdana3"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Verdana3" fo:font-size="13pt" fo:font-style="normal" fo:font-weight="normal"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center" style:justify-single-word="false"/>
      <style:text-properties style:font-name="Verdana3"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4e328"/>
    </style:style>
    <style:style style:name="P10" style:family="paragraph" style:parent-style-name="Text_20_body">
      <style:paragraph-properties fo:text-align="start" style:justify-single-word="false"/>
      <style:text-properties officeooo:paragraph-rsid="001cd583"/>
    </style:style>
    <style:style style:name="P11" style:family="paragraph" style:parent-style-name="Text_20_body">
      <style:text-properties style:font-name="Verdana3" fo:font-weight="normal" style:font-weight-asian="normal" style:font-weight-complex="normal"/>
    </style:style>
    <style:style style:name="P12" style:family="paragraph" style:parent-style-name="Text_20_body">
      <style:paragraph-properties fo:text-align="end" style:justify-single-word="false"/>
      <style:text-properties style:font-name="Verdana3" fo:font-weight="normal" style:font-weight-asian="normal" style:font-weight-complex="normal"/>
    </style:style>
    <style:style style:name="P13" style:family="paragraph" style:parent-style-name="Text_20_body">
      <style:paragraph-properties fo:text-align="end" style:justify-single-word="false"/>
      <style:text-properties style:font-name="Verdana3" style:text-underline-style="solid" style:text-underline-width="auto" style:text-underline-color="font-color" fo:font-weight="normal" style:font-weight-asian="normal" style:font-weight-complex="normal"/>
    </style:style>
    <style:style style:name="P14" style:family="paragraph" style:parent-style-name="Text_20_body">
      <style:paragraph-properties fo:text-align="end" style:justify-single-word="false"/>
      <style:text-properties style:font-name="Verdana3" style:text-underline-style="none" fo:font-weight="normal" style:font-weight-asian="normal" style:font-weight-complex="normal"/>
    </style:style>
    <style:style style:name="P15" style:family="paragraph" style:parent-style-name="Text_20_body">
      <style:paragraph-properties fo:text-align="end" style:justify-single-word="false"/>
      <style:text-properties fo:font-weight="normal" style:font-weight-asian="normal" style:font-weight-complex="normal"/>
    </style:style>
    <style:style style:name="P16" style:family="paragraph" style:parent-style-name="Text_20_body">
      <style:text-properties officeooo:paragraph-rsid="00118c05"/>
    </style:style>
    <style:style style:name="P17" style:family="paragraph" style:parent-style-name="Text_20_body">
      <style:text-properties officeooo:paragraph-rsid="00139072"/>
    </style:style>
    <style:style style:name="P18" style:family="paragraph" style:parent-style-name="Text_20_body">
      <style:text-properties officeooo:paragraph-rsid="004c08f0"/>
    </style:style>
    <style:style style:name="P19" style:family="paragraph" style:parent-style-name="Text_20_body">
      <style:text-properties officeooo:paragraph-rsid="004d56ce"/>
    </style:style>
    <style:style style:name="P20" style:family="paragraph" style:parent-style-name="Text_20_body">
      <style:text-properties officeooo:paragraph-rsid="005101a3"/>
    </style:style>
    <style:style style:name="P21" style:family="paragraph" style:parent-style-name="Text_20_body">
      <style:text-properties officeooo:paragraph-rsid="0054401d"/>
    </style:style>
    <style:style style:name="P22" style:family="paragraph" style:parent-style-name="Text_20_body">
      <style:text-properties officeooo:paragraph-rsid="005a3a7d"/>
    </style:style>
    <style:style style:name="P23" style:family="paragraph" style:parent-style-name="Text_20_body">
      <style:text-properties officeooo:paragraph-rsid="005c749e"/>
    </style:style>
    <style:style style:name="P24" style:family="paragraph" style:parent-style-name="Text_20_body">
      <style:text-properties officeooo:rsid="002b8237" officeooo:paragraph-rsid="002b8237"/>
    </style:style>
    <style:style style:name="P25" style:family="paragraph" style:parent-style-name="Text_20_body">
      <style:text-properties officeooo:rsid="002d32e2" officeooo:paragraph-rsid="002d32e2"/>
    </style:style>
    <style:style style:name="P26" style:family="paragraph" style:parent-style-name="Text_20_body">
      <style:text-properties officeooo:rsid="00300c08" officeooo:paragraph-rsid="00300c08"/>
    </style:style>
    <style:style style:name="P27" style:family="paragraph" style:parent-style-name="Text_20_body">
      <style:text-properties officeooo:rsid="00139072" officeooo:paragraph-rsid="00139072"/>
    </style:style>
    <style:style style:name="P28" style:family="paragraph" style:parent-style-name="Text_20_body">
      <style:text-properties officeooo:rsid="00118c05" officeooo:paragraph-rsid="00118c05"/>
    </style:style>
    <style:style style:name="P29" style:family="paragraph" style:parent-style-name="Text_20_body">
      <style:text-properties officeooo:rsid="0019acb2" officeooo:paragraph-rsid="0019acb2"/>
    </style:style>
    <style:style style:name="P30" style:family="paragraph" style:parent-style-name="Text_20_body">
      <style:text-properties officeooo:rsid="0024c926" officeooo:paragraph-rsid="0024c926"/>
    </style:style>
    <style:style style:name="P31" style:family="paragraph" style:parent-style-name="Text_20_body">
      <style:text-properties officeooo:rsid="0029e68c" officeooo:paragraph-rsid="0029e68c"/>
    </style:style>
    <style:style style:name="P32" style:family="paragraph" style:parent-style-name="Text_20_body">
      <style:text-properties officeooo:rsid="003c1adf" officeooo:paragraph-rsid="003c1adf"/>
    </style:style>
    <style:style style:name="P33" style:family="paragraph" style:parent-style-name="Text_20_body">
      <style:text-properties officeooo:rsid="00369975" officeooo:paragraph-rsid="00369975"/>
    </style:style>
    <style:style style:name="P34" style:family="paragraph" style:parent-style-name="Text_20_body">
      <style:text-properties officeooo:rsid="00491b7d" officeooo:paragraph-rsid="004c08f0"/>
    </style:style>
    <style:style style:name="P35" style:family="paragraph" style:parent-style-name="Text_20_body">
      <style:text-properties officeooo:rsid="004a9f13" officeooo:paragraph-rsid="004c08f0"/>
    </style:style>
    <style:style style:name="P36" style:family="paragraph" style:parent-style-name="Text_20_body">
      <style:text-properties officeooo:paragraph-rsid="006f37b8"/>
    </style:style>
    <style:style style:name="P37" style:family="paragraph" style:parent-style-name="Text_20_body">
      <style:text-properties officeooo:paragraph-rsid="0078ec6b"/>
    </style:style>
    <style:style style:name="P38" style:family="paragraph" style:parent-style-name="Text_20_body">
      <style:text-properties officeooo:paragraph-rsid="0082fda7"/>
    </style:style>
    <style:style style:name="P39" style:family="paragraph" style:parent-style-name="Text_20_body">
      <style:text-properties officeooo:paragraph-rsid="009147d7"/>
    </style:style>
    <style:style style:name="P40" style:family="paragraph" style:parent-style-name="Text_20_body">
      <style:text-properties officeooo:paragraph-rsid="00916229"/>
    </style:style>
    <style:style style:name="P41" style:family="paragraph" style:parent-style-name="Text_20_body">
      <style:text-properties officeooo:rsid="0069f619" officeooo:paragraph-rsid="0069f619"/>
    </style:style>
    <style:style style:name="P42" style:family="paragraph" style:parent-style-name="Text_20_body">
      <style:text-properties officeooo:rsid="006c6388" officeooo:paragraph-rsid="006c6388"/>
    </style:style>
    <style:style style:name="P43" style:family="paragraph" style:parent-style-name="Text_20_body">
      <style:text-properties officeooo:rsid="0071455b" officeooo:paragraph-rsid="0071455b"/>
    </style:style>
    <style:style style:name="P44" style:family="paragraph" style:parent-style-name="Text_20_body">
      <style:text-properties officeooo:rsid="0071455b" officeooo:paragraph-rsid="00736644"/>
    </style:style>
    <style:style style:name="P45" style:family="paragraph" style:parent-style-name="Text_20_body">
      <style:text-properties officeooo:rsid="00736644" officeooo:paragraph-rsid="00736644"/>
    </style:style>
    <style:style style:name="P46" style:family="paragraph" style:parent-style-name="Text_20_body">
      <style:text-properties officeooo:rsid="00754a94" officeooo:paragraph-rsid="00754a94"/>
    </style:style>
    <style:style style:name="P47" style:family="paragraph" style:parent-style-name="Text_20_body">
      <style:text-properties officeooo:rsid="007b58d1" officeooo:paragraph-rsid="0078ec6b"/>
    </style:style>
    <style:style style:name="P48" style:family="paragraph" style:parent-style-name="Text_20_body">
      <style:text-properties officeooo:rsid="00820c0b" officeooo:paragraph-rsid="00820c0b"/>
    </style:style>
    <style:style style:name="P49" style:family="paragraph" style:parent-style-name="Text_20_body">
      <style:text-properties officeooo:rsid="0084c8f8" officeooo:paragraph-rsid="0082fda7"/>
    </style:style>
    <style:style style:name="P50" style:family="paragraph" style:parent-style-name="Text_20_body">
      <style:text-properties officeooo:rsid="0089482b" officeooo:paragraph-rsid="0082fda7"/>
    </style:style>
    <style:style style:name="P51" style:family="paragraph" style:parent-style-name="Text_20_body">
      <style:text-properties officeooo:rsid="008dff16" officeooo:paragraph-rsid="008dff16"/>
    </style:style>
    <style:style style:name="P52" style:family="paragraph" style:parent-style-name="Text_20_body">
      <style:text-properties officeooo:rsid="009147d7" officeooo:paragraph-rsid="009147d7"/>
    </style:style>
    <style:style style:name="P53" style:family="paragraph" style:parent-style-name="Text_20_body">
      <style:text-properties officeooo:rsid="00916229" officeooo:paragraph-rsid="00916229"/>
    </style:style>
    <style:style style:name="P54" style:family="paragraph" style:parent-style-name="Text_20_body">
      <style:text-properties officeooo:paragraph-rsid="00926f7c"/>
    </style:style>
    <style:style style:name="P55" style:family="paragraph" style:parent-style-name="Text_20_body">
      <style:text-properties officeooo:paragraph-rsid="0098eddb"/>
    </style:style>
    <style:style style:name="P56" style:family="paragraph" style:parent-style-name="Text_20_body">
      <style:text-properties officeooo:paragraph-rsid="009b0c13"/>
    </style:style>
    <style:style style:name="P57" style:family="paragraph" style:parent-style-name="Text_20_body">
      <style:text-properties officeooo:paragraph-rsid="009f1cfe"/>
    </style:style>
    <style:style style:name="P58" style:family="paragraph" style:parent-style-name="Text_20_body">
      <style:text-properties officeooo:paragraph-rsid="0063a823"/>
    </style:style>
    <style:style style:name="P59" style:family="paragraph" style:parent-style-name="Text_20_body">
      <style:text-properties officeooo:paragraph-rsid="00a6881b"/>
    </style:style>
    <style:style style:name="P60" style:family="paragraph" style:parent-style-name="Text_20_body">
      <style:text-properties officeooo:paragraph-rsid="00ac1465"/>
    </style:style>
    <style:style style:name="P61" style:family="paragraph" style:parent-style-name="Text_20_body">
      <style:text-properties officeooo:paragraph-rsid="00ad7c34"/>
    </style:style>
    <style:style style:name="P62" style:family="paragraph" style:parent-style-name="Text_20_body">
      <style:text-properties officeooo:paragraph-rsid="00b28901"/>
    </style:style>
    <style:style style:name="P63" style:family="paragraph" style:parent-style-name="Text_20_body">
      <style:text-properties officeooo:rsid="00a43e09" officeooo:paragraph-rsid="00a43e09"/>
    </style:style>
    <style:style style:name="P64" style:family="paragraph" style:parent-style-name="Text_20_body">
      <style:text-properties officeooo:rsid="00a56dfc" officeooo:paragraph-rsid="00a56dfc"/>
    </style:style>
    <style:style style:name="P65" style:family="paragraph" style:parent-style-name="Text_20_body">
      <style:text-properties officeooo:rsid="00a6881b" officeooo:paragraph-rsid="00a6881b"/>
    </style:style>
    <style:style style:name="P66" style:family="paragraph" style:parent-style-name="Text_20_body">
      <style:text-properties officeooo:rsid="00ab8772" officeooo:paragraph-rsid="00ab8772"/>
    </style:style>
    <style:style style:name="P67" style:family="paragraph" style:parent-style-name="Text_20_body">
      <style:text-properties officeooo:rsid="00aeed10" officeooo:paragraph-rsid="00aeed10"/>
    </style:style>
    <style:style style:name="P68" style:family="paragraph" style:parent-style-name="Text_20_body">
      <style:text-properties officeooo:rsid="00b69d2d" officeooo:paragraph-rsid="00b69d2d"/>
    </style:style>
    <style:style style:name="P69" style:family="paragraph" style:parent-style-name="Text_20_body">
      <style:text-properties officeooo:rsid="00b69d2d" officeooo:paragraph-rsid="00bcffdf"/>
    </style:style>
    <style:style style:name="P70" style:family="paragraph" style:parent-style-name="Text_20_body">
      <style:text-properties officeooo:rsid="009435eb" officeooo:paragraph-rsid="00926f7c"/>
    </style:style>
    <style:style style:name="P71" style:family="paragraph" style:parent-style-name="Text_20_body">
      <style:text-properties officeooo:rsid="009b0c13" officeooo:paragraph-rsid="009b0c13"/>
    </style:style>
    <style:style style:name="P72" style:family="paragraph" style:parent-style-name="Text_20_body">
      <style:text-properties officeooo:rsid="009d2548" officeooo:paragraph-rsid="009d2548"/>
    </style:style>
    <style:style style:name="P73" style:family="paragraph" style:parent-style-name="Text_20_body">
      <style:text-properties officeooo:rsid="00a0fd7f" officeooo:paragraph-rsid="00a0fd7f"/>
    </style:style>
    <style:style style:name="P74" style:family="paragraph" style:parent-style-name="Text_20_body">
      <style:text-properties officeooo:paragraph-rsid="00c0abc8"/>
    </style:style>
    <style:style style:name="P75" style:family="paragraph" style:parent-style-name="Text_20_body">
      <style:text-properties officeooo:paragraph-rsid="00c37f40"/>
    </style:style>
    <style:style style:name="P76" style:family="paragraph" style:parent-style-name="Text_20_body">
      <style:text-properties officeooo:paragraph-rsid="00c634c6"/>
    </style:style>
    <style:style style:name="P77" style:family="paragraph" style:parent-style-name="Text_20_body">
      <style:text-properties officeooo:paragraph-rsid="00cb3cd7"/>
    </style:style>
    <style:style style:name="P78" style:family="paragraph" style:parent-style-name="Text_20_body">
      <style:text-properties officeooo:paragraph-rsid="00cc5485"/>
    </style:style>
    <style:style style:name="P79" style:family="paragraph" style:parent-style-name="Text_20_body">
      <style:text-properties officeooo:paragraph-rsid="00cfc632"/>
    </style:style>
    <style:style style:name="P80" style:family="paragraph" style:parent-style-name="Text_20_body">
      <style:text-properties officeooo:paragraph-rsid="00d0ab8d"/>
    </style:style>
    <style:style style:name="P81" style:family="paragraph" style:parent-style-name="Text_20_body">
      <style:text-properties officeooo:rsid="00b83ef3" officeooo:paragraph-rsid="00b83ef3"/>
    </style:style>
    <style:style style:name="P82" style:family="paragraph" style:parent-style-name="Text_20_body">
      <style:text-properties officeooo:rsid="00bb329f" officeooo:paragraph-rsid="00bb329f"/>
    </style:style>
    <style:style style:name="P83" style:family="paragraph" style:parent-style-name="Text_20_body">
      <style:text-properties officeooo:rsid="00bb6b39" officeooo:paragraph-rsid="00bb6b39"/>
    </style:style>
    <style:style style:name="P84" style:family="paragraph" style:parent-style-name="Text_20_body">
      <style:text-properties officeooo:rsid="00bcffdf" officeooo:paragraph-rsid="00bcffdf"/>
    </style:style>
    <style:style style:name="P85" style:family="paragraph" style:parent-style-name="Text_20_body">
      <style:text-properties officeooo:rsid="00c9c463" officeooo:paragraph-rsid="00c9c463"/>
    </style:style>
    <style:style style:name="P86" style:family="paragraph" style:parent-style-name="Text_20_body">
      <style:text-properties officeooo:paragraph-rsid="00d41b54"/>
    </style:style>
    <style:style style:name="P87" style:family="paragraph" style:parent-style-name="Text_20_body">
      <style:text-properties officeooo:paragraph-rsid="00dce70b"/>
    </style:style>
    <style:style style:name="P88" style:family="paragraph" style:parent-style-name="Text_20_body">
      <style:text-properties officeooo:paragraph-rsid="00e07572"/>
    </style:style>
    <style:style style:name="P89" style:family="paragraph" style:parent-style-name="Standard" style:master-page-name="First_20_Page">
      <style:paragraph-properties fo:text-align="center" style:justify-single-word="false" style:page-number="auto"/>
      <style:text-properties style:font-name="Verdana3" fo:font-size="14pt" fo:font-style="normal" fo:font-weight="bold" style:font-size-asian="14pt" style:font-style-asian="normal" style:font-weight-asian="bold" style:font-size-complex="14pt" style:font-style-complex="normal" style:font-weight-complex="bold"/>
    </style:style>
    <style:style style:name="P90" style:family="paragraph" style:parent-style-name="Standard" style:master-page-name="First_20_Page">
      <style:paragraph-properties fo:text-align="start" style:justify-single-word="false" style:page-number="auto" fo:break-before="page"/>
      <style:text-properties style:font-name="Verdana3"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91" style:family="paragraph" style:parent-style-name="Text_20_body" style:master-page-name="Abstrakt">
      <style:paragraph-properties fo:text-align="end" style:justify-single-word="false" style:page-number="auto"/>
      <style:text-properties style:font-name="Verdana3" fo:font-weight="normal" style:font-weight-asian="normal" style:font-weight-complex="normal"/>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6"/>
    <style:style style:name="P98" style:family="paragraph" style:parent-style-name="Text_20_body" style:list-style-name="L7"/>
    <style:style style:name="P99" style:family="paragraph" style:parent-style-name="Text_20_body" style:list-style-name="L8"/>
    <style:style style:name="P100" style:family="paragraph" style:parent-style-name="Text_20_body" style:list-style-name="L9"/>
    <style:style style:name="P101" style:family="paragraph" style:parent-style-name="Text_20_body" style:list-style-name="L10"/>
    <style:style style:name="P102" style:family="paragraph" style:parent-style-name="Text_20_body" style:list-style-name="L11"/>
    <style:style style:name="P103" style:family="paragraph" style:parent-style-name="Text_20_body" style:list-style-name="L12"/>
    <style:style style:name="P104" style:family="paragraph" style:parent-style-name="Text_20_body" style:list-style-name="L13">
      <style:text-properties officeooo:rsid="00118c05" officeooo:paragraph-rsid="00118c05"/>
    </style:style>
    <style:style style:name="P105" style:family="paragraph" style:parent-style-name="Text_20_body" style:list-style-name="L14"/>
    <style:style style:name="P106" style:family="paragraph" style:parent-style-name="Text_20_body" style:list-style-name="L15">
      <style:text-properties officeooo:paragraph-rsid="003ee09d"/>
    </style:style>
    <style:style style:name="P107" style:family="paragraph" style:parent-style-name="Text_20_body" style:list-style-name="L15">
      <style:text-properties officeooo:rsid="003c1adf" officeooo:paragraph-rsid="003c1adf"/>
    </style:style>
    <style:style style:name="P108" style:family="paragraph" style:parent-style-name="Text_20_body" style:list-style-name="L15">
      <style:text-properties officeooo:rsid="003c689c" officeooo:paragraph-rsid="003c689c"/>
    </style:style>
    <style:style style:name="P109" style:family="paragraph" style:parent-style-name="Text_20_body" style:list-style-name="L15">
      <style:text-properties officeooo:rsid="003d6c17" officeooo:paragraph-rsid="003d6c17"/>
    </style:style>
    <style:style style:name="P110" style:family="paragraph" style:parent-style-name="Text_20_body" style:list-style-name="L15">
      <style:text-properties officeooo:rsid="003e5700" officeooo:paragraph-rsid="003e5700"/>
    </style:style>
    <style:style style:name="P111" style:family="paragraph" style:parent-style-name="Text_20_body" style:list-style-name="L15">
      <style:text-properties officeooo:rsid="003e6b70" officeooo:paragraph-rsid="003e6b70"/>
    </style:style>
    <style:style style:name="P112" style:family="paragraph" style:parent-style-name="Text_20_body" style:list-style-name="L16">
      <style:text-properties officeooo:rsid="006c6388" officeooo:paragraph-rsid="006c6388"/>
    </style:style>
    <style:style style:name="P113" style:family="paragraph" style:parent-style-name="Text_20_body" style:list-style-name="L17">
      <style:text-properties officeooo:rsid="008cee85" officeooo:paragraph-rsid="008cee85"/>
    </style:style>
    <style:style style:name="P114" style:family="paragraph" style:parent-style-name="Text_20_body">
      <style:text-properties officeooo:rsid="00dfe113" officeooo:paragraph-rsid="00dfe113"/>
    </style:style>
    <style:style style:name="P115" style:family="paragraph" style:parent-style-name="Text_20_body" style:list-style-name="L18">
      <style:text-properties officeooo:rsid="00dfe113" officeooo:paragraph-rsid="00dfe113"/>
    </style:style>
    <style:style style:name="P116" style:family="paragraph" style:parent-style-name="Text_20_body">
      <style:text-properties officeooo:rsid="00e07572" officeooo:paragraph-rsid="00e07572"/>
    </style:style>
    <style:style style:name="P117" style:family="paragraph" style:parent-style-name="Text_20_body">
      <style:text-properties officeooo:rsid="00e5be98" officeooo:paragraph-rsid="00e5be98"/>
    </style:style>
    <style:style style:name="P118" style:family="paragraph" style:parent-style-name="Text_20_body">
      <style:text-properties officeooo:rsid="00e60538" officeooo:paragraph-rsid="00e60538"/>
    </style:style>
    <style:style style:name="P119" style:family="paragraph" style:parent-style-name="Text_20_body" style:list-style-name="L19">
      <style:text-properties officeooo:rsid="00e60538" officeooo:paragraph-rsid="00e60538"/>
    </style:style>
    <style:style style:name="P120" style:family="paragraph" style:parent-style-name="Text_20_body">
      <style:text-properties officeooo:rsid="00e6d845" officeooo:paragraph-rsid="00e6d845"/>
    </style:style>
    <style:style style:name="P121" style:family="paragraph" style:parent-style-name="Text_20_body">
      <style:text-properties officeooo:rsid="00e85c98" officeooo:paragraph-rsid="00e85c98"/>
    </style:style>
    <style:style style:name="P122" style:family="paragraph" style:parent-style-name="Text_20_body">
      <style:text-properties officeooo:rsid="00e98fd8" officeooo:paragraph-rsid="00e98fd8"/>
    </style:style>
    <style:style style:name="P123" style:family="paragraph" style:parent-style-name="Text_20_body">
      <style:text-properties officeooo:rsid="00eabf02" officeooo:paragraph-rsid="00eabf02"/>
    </style:style>
    <style:style style:name="P124" style:family="paragraph" style:parent-style-name="Text_20_body">
      <style:text-properties officeooo:paragraph-rsid="00f0fa32"/>
    </style:style>
    <style:style style:name="P125" style:family="paragraph" style:parent-style-name="Text_20_body">
      <style:text-properties officeooo:paragraph-rsid="00f7a282"/>
    </style:style>
    <style:style style:name="P126" style:family="paragraph" style:parent-style-name="Text_20_body" style:list-style-name="L20">
      <style:paragraph-properties fo:text-align="start" style:justify-single-word="false"/>
      <style:text-properties style:text-underline-style="none" officeooo:paragraph-rsid="00f9030b"/>
    </style:style>
    <style:style style:name="P127" style:family="paragraph" style:parent-style-name="Text_20_body" style:list-style-name="L20">
      <style:paragraph-properties fo:text-align="start" style:justify-single-word="false"/>
      <style:text-properties style:text-underline-style="none" officeooo:paragraph-rsid="010966c3"/>
    </style:style>
    <style:style style:name="P128" style:family="paragraph" style:parent-style-name="Text_20_body">
      <style:paragraph-properties fo:text-align="start" style:justify-single-word="false"/>
      <style:text-properties style:text-underline-style="none" officeooo:paragraph-rsid="010966c3"/>
    </style:style>
    <style:style style:name="P129" style:family="paragraph" style:parent-style-name="Text_20_body" style:list-style-name="L21">
      <style:paragraph-properties fo:text-align="start" style:justify-single-word="false"/>
      <style:text-properties style:text-underline-style="none" officeooo:paragraph-rsid="010966c3"/>
    </style:style>
    <style:style style:name="P130" style:family="paragraph" style:parent-style-name="Text_20_body" style:list-style-name="L20">
      <style:paragraph-properties fo:text-align="start" style:justify-single-word="false"/>
      <style:text-properties officeooo:paragraph-rsid="00f7a282"/>
    </style:style>
    <style:style style:name="P131" style:family="paragraph" style:parent-style-name="Text_20_body" style:list-style-name="L22">
      <style:paragraph-properties fo:text-align="start" style:justify-single-word="false"/>
      <style:text-properties officeooo:paragraph-rsid="010c90e4"/>
    </style:style>
    <style:style style:name="P132" style:family="paragraph" style:parent-style-name="Text_20_body" style:list-style-name="L23">
      <style:paragraph-properties fo:text-align="start" style:justify-single-word="false"/>
      <style:text-properties officeooo:paragraph-rsid="010f66da"/>
    </style:style>
    <style:style style:name="P133" style:family="paragraph" style:parent-style-name="Text_20_body" style:list-style-name="L23">
      <style:paragraph-properties fo:text-align="start" style:justify-single-word="false"/>
      <style:text-properties officeooo:paragraph-rsid="010f6961"/>
    </style:style>
    <style:style style:name="P134" style:family="paragraph" style:parent-style-name="Text_20_body" style:list-style-name="L23">
      <style:paragraph-properties fo:text-align="start" style:justify-single-word="false"/>
      <style:text-properties officeooo:paragraph-rsid="010ff3b9"/>
    </style:style>
    <style:style style:name="P135" style:family="paragraph" style:parent-style-name="Text_20_body">
      <style:text-properties officeooo:paragraph-rsid="010b7cb4"/>
    </style:style>
    <style:style style:name="P136" style:family="paragraph" style:parent-style-name="Text_20_body">
      <style:text-properties officeooo:paragraph-rsid="010c90e4"/>
    </style:style>
    <style:style style:name="P137" style:family="paragraph" style:parent-style-name="Text_20_body">
      <style:text-properties officeooo:paragraph-rsid="010f66da"/>
    </style:style>
    <style:style style:name="P138" style:family="paragraph" style:parent-style-name="Text_20_body" style:list-style-name="L7">
      <style:paragraph-properties fo:margin-left="0.3cm" fo:margin-right="0cm" fo:text-indent="0cm" style:auto-text-indent="false"/>
    </style:style>
    <style:style style:name="P139" style:family="paragraph" style:parent-style-name="Contents_20_Heading" style:master-page-name="Index">
      <style:paragraph-properties style:page-number="auto" fo:break-before="page"/>
    </style:style>
    <style:style style:name="P140" style:family="paragraph" style:parent-style-name="Heading_20_1" style:master-page-name="Standard">
      <style:paragraph-properties style:page-number="1" fo:break-before="page"/>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rsid="00385dd5" officeooo:paragraph-rsid="00385dd5"/>
    </style:style>
    <style:style style:name="P143" style:family="paragraph" style:parent-style-name="Heading_20_1">
      <style:paragraph-properties fo:break-before="page"/>
      <style:text-properties officeooo:paragraph-rsid="0034ec16"/>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Nadpis_20_1_20_-_20_mimo_20_obsah" style:master-page-name="Abstrakt">
      <style:paragraph-properties style:page-number="1"/>
      <style:text-properties fo:font-weight="bold" style:font-weight-asian="bold" style:font-weight-complex="bold"/>
    </style:style>
    <style:style style:name="P146" style:family="paragraph" style:parent-style-name="Nadpis_20_1_20_-_20_mimo_20_obsah" style:master-page-name="Abstrakt">
      <style:paragraph-properties style:page-number="auto"/>
      <style:text-properties fo:font-weight="bold" style:font-weight-asian="bold" style:font-weight-complex="bold"/>
    </style:style>
    <style:style style:name="P147" style:family="paragraph" style:parent-style-name="Heading_20_2">
      <style:text-properties officeooo:rsid="002f2a55" officeooo:paragraph-rsid="002f2a55"/>
    </style:style>
    <style:style style:name="P148" style:family="paragraph" style:parent-style-name="Heading_20_2">
      <style:text-properties officeooo:rsid="0042a743" officeooo:paragraph-rsid="0042a743"/>
    </style:style>
    <style:style style:name="P149" style:family="paragraph" style:parent-style-name="Heading_20_2">
      <style:text-properties officeooo:rsid="00db07d8" officeooo:paragraph-rsid="00db07d8"/>
    </style:style>
    <style:style style:name="P150" style:family="paragraph" style:parent-style-name="Heading_20_2">
      <style:text-properties officeooo:rsid="00d9b919" officeooo:paragraph-rsid="00d9b919"/>
    </style:style>
    <style:style style:name="P151" style:family="paragraph" style:parent-style-name="Heading_20_2">
      <style:paragraph-properties fo:break-before="page"/>
      <style:text-properties officeooo:rsid="00bfddbf" officeooo:paragraph-rsid="00bfddbf"/>
    </style:style>
    <style:style style:name="P152" style:family="paragraph" style:parent-style-name="Heading_20_3">
      <style:text-properties officeooo:rsid="0012b48d" officeooo:paragraph-rsid="0012b48d"/>
    </style:style>
    <style:style style:name="P153" style:family="paragraph" style:parent-style-name="Heading_20_3">
      <style:text-properties officeooo:rsid="00118c05" officeooo:paragraph-rsid="00118c05"/>
    </style:style>
    <style:style style:name="P154" style:family="paragraph" style:parent-style-name="Heading_20_3">
      <style:text-properties officeooo:paragraph-rsid="0016729e"/>
    </style:style>
    <style:style style:name="P155" style:family="paragraph" style:parent-style-name="Heading_20_3">
      <style:text-properties officeooo:paragraph-rsid="0043686f"/>
    </style:style>
    <style:style style:name="P156" style:family="paragraph" style:parent-style-name="Heading_20_3">
      <style:text-properties officeooo:rsid="00508837" officeooo:paragraph-rsid="00508837"/>
    </style:style>
    <style:style style:name="P157" style:family="paragraph" style:parent-style-name="Heading_20_3">
      <style:text-properties officeooo:rsid="00a25f4e" officeooo:paragraph-rsid="00a25f4e"/>
    </style:style>
    <style:style style:name="P158" style:family="paragraph" style:parent-style-name="Heading_20_3">
      <style:text-properties officeooo:rsid="00b649f7" officeooo:paragraph-rsid="00b649f7"/>
    </style:style>
    <style:style style:name="P159" style:family="paragraph" style:parent-style-name="Heading_20_3" style:list-style-name="">
      <style:text-properties officeooo:rsid="007109cb" officeooo:paragraph-rsid="007109cb"/>
    </style:style>
    <style:style style:name="P160" style:family="paragraph" style:parent-style-name="Heading_20_3">
      <style:text-properties officeooo:paragraph-rsid="00754a94"/>
    </style:style>
    <style:style style:name="P161" style:family="paragraph" style:parent-style-name="Heading_20_3">
      <style:text-properties officeooo:rsid="008dff16" officeooo:paragraph-rsid="008dff16"/>
    </style:style>
    <style:style style:name="P162" style:family="paragraph" style:parent-style-name="Heading_20_3">
      <style:text-properties officeooo:rsid="00e39a6b" officeooo:paragraph-rsid="00e39a6b"/>
    </style:style>
    <style:style style:name="P163" style:family="paragraph" style:parent-style-name="Heading_20_3">
      <style:text-properties officeooo:rsid="00e46563" officeooo:paragraph-rsid="00e46563"/>
    </style:style>
    <style:style style:name="P164" style:family="paragraph" style:parent-style-name="Heading_20_3">
      <style:text-properties officeooo:rsid="00e8bbc2" officeooo:paragraph-rsid="00e8bbc2"/>
    </style:style>
    <style:style style:name="P165" style:family="paragraph" style:parent-style-name="Heading_20_3">
      <style:text-properties officeooo:paragraph-rsid="00f60fef"/>
    </style:style>
    <style:style style:name="P166" style:family="paragraph" style:parent-style-name="Heading_20_3">
      <style:text-properties officeooo:paragraph-rsid="010af92d"/>
    </style:style>
    <style:style style:name="P167" style:family="paragraph" style:parent-style-name="Heading_20_3">
      <style:paragraph-properties fo:break-before="page"/>
      <style:text-properties officeooo:rsid="0069f619" officeooo:paragraph-rsid="0069f619"/>
    </style:style>
    <style:style style:name="P168" style:family="paragraph" style:parent-style-name="Heading_20_3">
      <style:paragraph-properties fo:break-before="page"/>
      <style:text-properties officeooo:rsid="007109cb" officeooo:paragraph-rsid="007109cb"/>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Verdana3"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officeooo:rsid="0014e328"/>
    </style:style>
    <style:style style:name="T6" style:family="text">
      <style:text-properties fo:language="sk" fo:country="SK" officeooo:rsid="001cd583"/>
    </style:style>
    <style:style style:name="T7" style:family="text">
      <style:text-properties fo:language="sk" fo:country="SK" officeooo:rsid="00f9c059"/>
    </style:style>
    <style:style style:name="T8" style:family="text">
      <style:text-properties fo:language="sk" fo:country="SK" officeooo:rsid="00fcb509"/>
    </style:style>
    <style:style style:name="T9" style:family="text">
      <style:text-properties fo:language="sk" fo:country="SK" officeooo:rsid="00fe4f36"/>
    </style:style>
    <style:style style:name="T10" style:family="text">
      <style:text-properties fo:language="sk" fo:country="SK" officeooo:rsid="00ffda15"/>
    </style:style>
    <style:style style:name="T11" style:family="text">
      <style:text-properties fo:language="sk" fo:country="SK" officeooo:rsid="01003e46"/>
    </style:style>
    <style:style style:name="T12" style:family="text">
      <style:text-properties fo:language="sk" fo:country="SK" officeooo:rsid="0100adeb"/>
    </style:style>
    <style:style style:name="T13" style:family="text">
      <style:text-properties fo:language="sk" fo:country="SK" officeooo:rsid="0101e610"/>
    </style:style>
    <style:style style:name="T14" style:family="text">
      <style:text-properties fo:language="sk" fo:country="SK" officeooo:rsid="01032252"/>
    </style:style>
    <style:style style:name="T15" style:family="text">
      <style:text-properties fo:language="sk" fo:country="SK" officeooo:rsid="010418e8"/>
    </style:style>
    <style:style style:name="T16" style:family="text">
      <style:text-properties fo:language="sk" fo:country="SK" officeooo:rsid="0105e06e"/>
    </style:style>
    <style:style style:name="T17" style:family="text">
      <style:text-properties fo:language="sk" fo:country="SK" officeooo:rsid="0107446f"/>
    </style:style>
    <style:style style:name="T18" style:family="text">
      <style:text-properties fo:language="sk" fo:country="SK" officeooo:rsid="010966c3"/>
    </style:style>
    <style:style style:name="T19" style:family="text">
      <style:text-properties fo:language="sk" fo:country="SK" officeooo:rsid="010aca60"/>
    </style:style>
    <style:style style:name="T20" style:family="text">
      <style:text-properties fo:language="sk" fo:country="SK" officeooo:rsid="010af92d"/>
    </style:style>
    <style:style style:name="T21" style:family="text">
      <style:text-properties fo:language="sk" fo:country="SK" officeooo:rsid="010b7cb4"/>
    </style:style>
    <style:style style:name="T22" style:family="text">
      <style:text-properties fo:language="sk" fo:country="SK" officeooo:rsid="010c90e4"/>
    </style:style>
    <style:style style:name="T23" style:family="text">
      <style:text-properties fo:language="sk" fo:country="SK" officeooo:rsid="010f66da"/>
    </style:style>
    <style:style style:name="T24" style:family="text">
      <style:text-properties fo:language="sk" fo:country="SK" officeooo:rsid="01116901"/>
    </style:style>
    <style:style style:name="T25" style:family="text">
      <style:text-properties fo:language="sk" fo:country="SK" officeooo:rsid="0112aef5"/>
    </style:style>
    <style:style style:name="T26" style:family="text">
      <style:text-properties fo:language="sk" fo:country="SK" officeooo:rsid="01143b28"/>
    </style:style>
    <style:style style:name="T27" style:family="text">
      <style:text-properties fo:language="sk" fo:country="SK" officeooo:rsid="0116005e"/>
    </style:style>
    <style:style style:name="T28" style:family="text">
      <style:text-properties fo:language="sk" fo:country="SK" officeooo:rsid="0118846a"/>
    </style:style>
    <style:style style:name="T29" style:family="text">
      <style:text-properties fo:language="sk" fo:country="SK" officeooo:rsid="0119c4ff"/>
    </style:style>
    <style:style style:name="T30" style:family="text">
      <style:text-properties fo:language="sk" fo:country="SK" officeooo:rsid="0119cc02"/>
    </style:style>
    <style:style style:name="T31" style:family="text">
      <style:text-properties fo:language="sk" fo:country="SK" officeooo:rsid="011ac8ac"/>
    </style:style>
    <style:style style:name="T32" style:family="text">
      <style:text-properties fo:language="sk" fo:country="SK" officeooo:rsid="011c7255"/>
    </style:style>
    <style:style style:name="T33" style:family="text">
      <style:text-properties fo:language="sk" fo:country="SK" officeooo:rsid="011de149"/>
    </style:style>
    <style:style style:name="T34" style:family="text">
      <style:text-properties fo:language="sk" fo:country="SK" officeooo:rsid="011f2e40"/>
    </style:style>
    <style:style style:name="T35" style:family="text">
      <style:text-properties fo:language="sk" fo:country="SK" officeooo:rsid="0120b132"/>
    </style:style>
    <style:style style:name="T36" style:family="text">
      <style:text-properties fo:language="sk" fo:country="SK" officeooo:rsid="01212277"/>
    </style:style>
    <style:style style:name="T37" style:family="text">
      <style:text-properties fo:language="sk" fo:country="SK" officeooo:rsid="0122224b"/>
    </style:style>
    <style:style style:name="T38" style:family="text">
      <style:text-properties fo:language="sk" fo:country="SK" officeooo:rsid="01223651"/>
    </style:style>
    <style:style style:name="T39" style:family="text">
      <style:text-properties fo:language="sk" fo:country="SK" officeooo:rsid="01239c52"/>
    </style:style>
    <style:style style:name="T40" style:family="text">
      <style:text-properties fo:language="sk" fo:country="SK" officeooo:rsid="0124217b"/>
    </style:style>
    <style:style style:name="T41" style:family="text">
      <style:text-properties fo:language="sk" fo:country="SK" officeooo:rsid="01245c38"/>
    </style:style>
    <style:style style:name="T42" style:family="text">
      <style:text-properties fo:language="sk" fo:country="SK" officeooo:rsid="01249c8c"/>
    </style:style>
    <style:style style:name="T43" style:family="text">
      <style:text-properties fo:language="sk" fo:country="SK" officeooo:rsid="01255364"/>
    </style:style>
    <style:style style:name="T44" style:family="text">
      <style:text-properties fo:language="en" fo:country="US" officeooo:rsid="0014e328"/>
    </style:style>
    <style:style style:name="T45" style:family="text">
      <style:text-properties fo:language="en" fo:country="US" officeooo:rsid="00f9030b"/>
    </style:style>
    <style:style style:name="T46" style:family="text">
      <style:text-properties fo:language="en" fo:country="US" officeooo:rsid="00f9147e"/>
    </style:style>
    <style:style style:name="T47" style:family="text">
      <style:text-properties fo:language="en" fo:country="US" officeooo:rsid="00f9c059"/>
    </style:style>
    <style:style style:name="T48" style:family="text">
      <style:text-properties fo:language="en" fo:country="US" officeooo:rsid="010966c3"/>
    </style:style>
    <style:style style:name="T49" style:family="text">
      <style:text-properties fo:language="en" fo:country="US" officeooo:rsid="010f6961"/>
    </style:style>
    <style:style style:name="T50" style:family="text">
      <style:text-properties fo:language="en" fo:country="US" officeooo:rsid="010ff3b9"/>
    </style:style>
    <style:style style:name="T51" style:family="text">
      <style:text-properties fo:language="en" fo:country="US" officeooo:rsid="01116901"/>
    </style:style>
    <style:style style:name="T52" style:family="text">
      <style:text-properties fo:language="en" fo:country="US" officeooo:rsid="012738aa"/>
    </style:style>
    <style:style style:name="T53" style:family="text">
      <style:text-properties fo:language="en" fo:country="US" officeooo:rsid="0119cc02"/>
    </style:style>
    <style:style style:name="T54" style:family="text">
      <style:text-properties officeooo:rsid="0016729e"/>
    </style:style>
    <style:style style:name="T55" style:family="text">
      <style:text-properties officeooo:rsid="00182590"/>
    </style:style>
    <style:style style:name="T56" style:family="text">
      <style:text-properties officeooo:rsid="001fba98"/>
    </style:style>
    <style:style style:name="T57" style:family="text">
      <style:text-properties officeooo:rsid="00210ca9"/>
    </style:style>
    <style:style style:name="T58" style:family="text">
      <style:text-properties officeooo:rsid="0022507c"/>
    </style:style>
    <style:style style:name="T59" style:family="text">
      <style:text-properties officeooo:rsid="0024c926"/>
    </style:style>
    <style:style style:name="T60" style:family="text">
      <style:text-properties officeooo:rsid="00263854"/>
    </style:style>
    <style:style style:name="T61" style:family="text">
      <style:text-properties officeooo:rsid="0027f5a5"/>
    </style:style>
    <style:style style:name="T62" style:family="text">
      <style:text-properties officeooo:rsid="0034ec16"/>
    </style:style>
    <style:style style:name="T63" style:family="text">
      <style:text-properties officeooo:rsid="003ee09d"/>
    </style:style>
    <style:style style:name="T64" style:family="text">
      <style:text-properties officeooo:rsid="00402c6a"/>
    </style:style>
    <style:style style:name="T65" style:family="text">
      <style:text-properties officeooo:rsid="0040de4a"/>
    </style:style>
    <style:style style:name="T66" style:family="text">
      <style:text-properties officeooo:rsid="0043686f"/>
    </style:style>
    <style:style style:name="T67" style:family="text">
      <style:text-properties officeooo:rsid="00452141"/>
    </style:style>
    <style:style style:name="T68" style:family="text">
      <style:text-properties officeooo:rsid="004a9f13"/>
    </style:style>
    <style:style style:name="T69" style:family="text">
      <style:text-properties officeooo:rsid="004bc229"/>
    </style:style>
    <style:style style:name="T70" style:family="text">
      <style:text-properties officeooo:rsid="004d56ce"/>
    </style:style>
    <style:style style:name="T71" style:family="text">
      <style:text-properties officeooo:rsid="004f275c"/>
    </style:style>
    <style:style style:name="T72" style:family="text">
      <style:text-properties officeooo:rsid="005101a3"/>
    </style:style>
    <style:style style:name="T73" style:family="text">
      <style:text-properties officeooo:rsid="005382e7"/>
    </style:style>
    <style:style style:name="T74" style:family="text">
      <style:text-properties officeooo:rsid="0054401d"/>
    </style:style>
    <style:style style:name="T75" style:family="text">
      <style:text-properties officeooo:rsid="00588eed"/>
    </style:style>
    <style:style style:name="T76" style:family="text">
      <style:text-properties officeooo:rsid="0059f821"/>
    </style:style>
    <style:style style:name="T77" style:family="text">
      <style:text-properties officeooo:rsid="005a3a7d"/>
    </style:style>
    <style:style style:name="T78" style:family="text">
      <style:text-properties officeooo:rsid="005b885b"/>
    </style:style>
    <style:style style:name="T79" style:family="text">
      <style:text-properties officeooo:rsid="005c749e"/>
    </style:style>
    <style:style style:name="T80" style:family="text">
      <style:text-properties officeooo:rsid="005e2ff3"/>
    </style:style>
    <style:style style:name="T81" style:family="text">
      <style:text-properties officeooo:rsid="00601606"/>
    </style:style>
    <style:style style:name="T82" style:family="text">
      <style:text-properties officeooo:rsid="006042ce"/>
    </style:style>
    <style:style style:name="T83" style:family="text">
      <style:text-properties officeooo:rsid="00616ed2"/>
    </style:style>
    <style:style style:name="T84" style:family="text">
      <style:text-properties officeooo:rsid="0063a823"/>
    </style:style>
    <style:style style:name="T85" style:family="text">
      <style:text-properties officeooo:rsid="006507e8"/>
    </style:style>
    <style:style style:name="T86" style:family="text">
      <style:text-properties officeooo:rsid="00664af5"/>
    </style:style>
    <style:style style:name="T87" style:family="text">
      <style:text-properties officeooo:rsid="0068150e"/>
    </style:style>
    <style:style style:name="T88" style:family="text">
      <style:text-properties officeooo:rsid="006f37b8"/>
    </style:style>
    <style:style style:name="T89" style:family="text">
      <style:text-properties officeooo:rsid="006f9694"/>
    </style:style>
    <style:style style:name="T90" style:family="text">
      <style:text-properties officeooo:rsid="00754a94"/>
    </style:style>
    <style:style style:name="T91" style:family="text">
      <style:text-properties officeooo:rsid="0078b39c"/>
    </style:style>
    <style:style style:name="T92" style:family="text">
      <style:text-properties officeooo:rsid="0078ec6b"/>
    </style:style>
    <style:style style:name="T93" style:family="text">
      <style:text-properties officeooo:rsid="007aaf2f"/>
    </style:style>
    <style:style style:name="T94" style:family="text">
      <style:text-properties officeooo:rsid="007b58d1"/>
    </style:style>
    <style:style style:name="T95" style:family="text">
      <style:text-properties officeooo:rsid="007e1365"/>
    </style:style>
    <style:style style:name="T96" style:family="text">
      <style:text-properties officeooo:rsid="007effe1"/>
    </style:style>
    <style:style style:name="T97" style:family="text">
      <style:text-properties officeooo:rsid="00801e35"/>
    </style:style>
    <style:style style:name="T98" style:family="text">
      <style:text-properties officeooo:rsid="0082fda7"/>
    </style:style>
    <style:style style:name="T99" style:family="text">
      <style:text-properties officeooo:rsid="0084c8f8"/>
    </style:style>
    <style:style style:name="T100" style:family="text">
      <style:text-properties officeooo:rsid="0086ad15"/>
    </style:style>
    <style:style style:name="T101" style:family="text">
      <style:text-properties officeooo:rsid="0089482b"/>
    </style:style>
    <style:style style:name="T102" style:family="text">
      <style:text-properties officeooo:rsid="008ccf4b"/>
    </style:style>
    <style:style style:name="T103" style:family="text">
      <style:text-properties officeooo:rsid="008cee85"/>
    </style:style>
    <style:style style:name="T104" style:family="text">
      <style:text-properties officeooo:rsid="009147d7"/>
    </style:style>
    <style:style style:name="T105" style:family="text">
      <style:text-properties officeooo:rsid="00916229"/>
    </style:style>
    <style:style style:name="T106" style:family="text">
      <style:text-properties officeooo:rsid="00926f7c"/>
    </style:style>
    <style:style style:name="T107" style:family="text">
      <style:text-properties officeooo:rsid="009435eb"/>
    </style:style>
    <style:style style:name="T108" style:family="text">
      <style:text-properties officeooo:rsid="0098e3c0"/>
    </style:style>
    <style:style style:name="T109" style:family="text">
      <style:text-properties officeooo:rsid="0098eddb"/>
    </style:style>
    <style:style style:name="T110" style:family="text">
      <style:text-properties officeooo:rsid="009b0c13"/>
    </style:style>
    <style:style style:name="T111" style:family="text">
      <style:text-properties officeooo:rsid="009d2548"/>
    </style:style>
    <style:style style:name="T112" style:family="text">
      <style:text-properties officeooo:rsid="009f1cfe"/>
    </style:style>
    <style:style style:name="T113" style:family="text">
      <style:text-properties officeooo:rsid="00a0fd7f"/>
    </style:style>
    <style:style style:name="T114" style:family="text">
      <style:text-properties officeooo:rsid="00a7fbb1"/>
    </style:style>
    <style:style style:name="T115" style:family="text">
      <style:text-properties officeooo:rsid="00a9e76d"/>
    </style:style>
    <style:style style:name="T116" style:family="text">
      <style:text-properties officeooo:rsid="00ac1465"/>
    </style:style>
    <style:style style:name="T117" style:family="text">
      <style:text-properties officeooo:rsid="00aca4f5"/>
    </style:style>
    <style:style style:name="T118" style:family="text">
      <style:text-properties officeooo:rsid="00ad7c34"/>
    </style:style>
    <style:style style:name="T119" style:family="text">
      <style:text-properties officeooo:rsid="00ad91c7"/>
    </style:style>
    <style:style style:name="T120" style:family="text">
      <style:text-properties officeooo:rsid="00b28901"/>
    </style:style>
    <style:style style:name="T121" style:family="text">
      <style:text-properties officeooo:rsid="00b337eb"/>
    </style:style>
    <style:style style:name="T122" style:family="text">
      <style:text-properties officeooo:rsid="00b71b14"/>
    </style:style>
    <style:style style:name="T123" style:family="text">
      <style:text-properties officeooo:rsid="00bcffdf"/>
    </style:style>
    <style:style style:name="T124" style:family="text">
      <style:text-properties officeooo:rsid="00bec4c5"/>
    </style:style>
    <style:style style:name="T125" style:family="text">
      <style:text-properties officeooo:rsid="00c0abc8"/>
    </style:style>
    <style:style style:name="T126" style:family="text">
      <style:text-properties officeooo:rsid="00c37f40"/>
    </style:style>
    <style:style style:name="T127" style:family="text">
      <style:text-properties officeooo:rsid="00c3da4a"/>
    </style:style>
    <style:style style:name="T128" style:family="text">
      <style:text-properties officeooo:rsid="00c634c6"/>
    </style:style>
    <style:style style:name="T129" style:family="text">
      <style:text-properties officeooo:rsid="00c75ac2"/>
    </style:style>
    <style:style style:name="T130" style:family="text">
      <style:text-properties officeooo:rsid="00cb3cd7"/>
    </style:style>
    <style:style style:name="T131" style:family="text">
      <style:text-properties officeooo:rsid="00cb9950"/>
    </style:style>
    <style:style style:name="T132" style:family="text">
      <style:text-properties officeooo:rsid="00cc5485"/>
    </style:style>
    <style:style style:name="T133" style:family="text">
      <style:text-properties officeooo:rsid="00ce5364"/>
    </style:style>
    <style:style style:name="T134" style:family="text">
      <style:text-properties officeooo:rsid="00cfc632"/>
    </style:style>
    <style:style style:name="T135" style:family="text">
      <style:text-properties officeooo:rsid="00d02fcb"/>
    </style:style>
    <style:style style:name="T136" style:family="text">
      <style:text-properties officeooo:rsid="00d0ab8d"/>
    </style:style>
    <style:style style:name="T137" style:family="text">
      <style:text-properties officeooo:rsid="00d22f41"/>
    </style:style>
    <style:style style:name="T138" style:family="text">
      <style:text-properties officeooo:rsid="00d41b54"/>
    </style:style>
    <style:style style:name="T139" style:family="text">
      <style:text-properties officeooo:rsid="00d4f104"/>
    </style:style>
    <style:style style:name="T140" style:family="text">
      <style:text-properties officeooo:rsid="00d6d440"/>
    </style:style>
    <style:style style:name="T141" style:family="text">
      <style:text-properties officeooo:rsid="00d86f86"/>
    </style:style>
    <style:style style:name="T142" style:family="text">
      <style:text-properties officeooo:rsid="00d89b1e"/>
    </style:style>
    <style:style style:name="T143" style:family="text">
      <style:text-properties officeooo:rsid="00dce70b"/>
    </style:style>
    <style:style style:name="T144" style:family="text">
      <style:text-properties officeooo:rsid="00e07572"/>
    </style:style>
    <style:style style:name="T145" style:family="text">
      <style:text-properties officeooo:rsid="00e0ac99"/>
    </style:style>
    <style:style style:name="T146" style:family="text">
      <style:text-properties officeooo:rsid="00e28a94"/>
    </style:style>
    <style:style style:name="T147" style:family="text">
      <style:text-properties officeooo:rsid="00ebed3a"/>
    </style:style>
    <style:style style:name="T148" style:family="text">
      <style:text-properties officeooo:rsid="00ed8d98"/>
    </style:style>
    <style:style style:name="T149" style:family="text">
      <style:text-properties officeooo:rsid="00ef667c"/>
    </style:style>
    <style:style style:name="T150" style:family="text">
      <style:text-properties officeooo:rsid="00f0fa32"/>
    </style:style>
    <style:style style:name="T151" style:family="text">
      <style:text-properties officeooo:rsid="00f2e5ce"/>
    </style:style>
    <style:style style:name="T152" style:family="text">
      <style:text-properties officeooo:rsid="00f60fef"/>
    </style:style>
    <style:style style:name="T153" style:family="text">
      <style:text-properties officeooo:rsid="00f6be58"/>
    </style:style>
    <style:style style:name="T154" style:family="text">
      <style:text-properties officeooo:rsid="00f7a282"/>
    </style:style>
    <style:style style:name="T155" style:family="text">
      <style:text-properties officeooo:rsid="00f9030b"/>
    </style:style>
    <style:style style:name="T156" style:family="text">
      <style:text-properties officeooo:rsid="00f9c059"/>
    </style:style>
    <style:style style:name="T157" style:family="text">
      <style:text-properties officeooo:rsid="00fb4b01"/>
    </style:style>
    <style:style style:name="T158" style:family="text">
      <style:text-properties fo:color="#0000ff" officeooo:rsid="00f7a282"/>
    </style:style>
    <style:style style:name="T159" style:family="text">
      <style:text-properties fo:color="#0000ff" officeooo:rsid="00f9030b"/>
    </style:style>
    <style:style style:name="T160" style:family="text">
      <style:text-properties fo:color="#0000ff" fo:language="en" fo:country="US" officeooo:rsid="00f9030b"/>
    </style:style>
    <style:style style:name="T161" style:family="text">
      <style:text-properties fo:color="#0000ff" fo:language="en" fo:country="US" officeooo:rsid="00f9147e"/>
    </style:style>
    <style:style style:name="T162" style:family="text">
      <style:text-properties fo:color="#0000ff" fo:language="en" fo:country="US" officeooo:rsid="010966c3"/>
    </style:style>
    <style:style style:name="T163" style:family="text">
      <style:text-properties fo:color="#0000ff" fo:language="en" fo:country="US" officeooo:rsid="010f6961"/>
    </style:style>
    <style:style style:name="T164" style:family="text">
      <style:text-properties fo:color="#0000ff" fo:language="en" fo:country="US" officeooo:rsid="010ff3b9"/>
    </style:style>
    <style:style style:name="T165" style:family="text">
      <style:text-properties fo:color="#0000ff" fo:language="sk" fo:country="SK" officeooo:rsid="00fcb509"/>
    </style:style>
    <style:style style:name="T166" style:family="text">
      <style:text-properties fo:color="#0000ff" fo:language="sk" fo:country="SK" officeooo:rsid="00fe4f36"/>
    </style:style>
    <style:style style:name="T167" style:family="text">
      <style:text-properties fo:color="#0000ff" fo:language="sk" fo:country="SK" officeooo:rsid="00f9147e"/>
    </style:style>
    <style:style style:name="T168" style:family="text">
      <style:text-properties fo:color="#0000ff" fo:language="sk" fo:country="SK" officeooo:rsid="0107446f"/>
    </style:style>
    <style:style style:name="T169" style:family="text">
      <style:text-properties fo:color="#0000ff" fo:language="sk" fo:country="SK" officeooo:rsid="010966c3"/>
    </style:style>
    <style:style style:name="T170" style:family="text">
      <style:text-properties fo:color="#0000ff" fo:language="sk" fo:country="SK" officeooo:rsid="010f66da"/>
    </style:style>
    <style:style style:name="T171" style:family="text">
      <style:text-properties fo:color="#0000ff" fo:language="sk" fo:country="SK" officeooo:rsid="0120b132"/>
    </style:style>
    <style:style style:name="T172" style:family="text">
      <style:text-properties fo:color="#00ae00" fo:language="en" fo:country="US" officeooo:rsid="00f9030b"/>
    </style:style>
    <style:style style:name="T173" style:family="text">
      <style:text-properties fo:color="#00ae00" fo:language="en" fo:country="US" officeooo:rsid="010966c3"/>
    </style:style>
    <style:style style:name="T174" style:family="text">
      <style:text-properties fo:color="#00ae00" fo:language="en" fo:country="US" officeooo:rsid="010f6961"/>
    </style:style>
    <style:style style:name="T175" style:family="text">
      <style:text-properties fo:color="#00ae00" fo:language="en" fo:country="US" officeooo:rsid="010ff3b9"/>
    </style:style>
    <style:style style:name="T176" style:family="text">
      <style:text-properties fo:color="#00ae00" fo:language="en" fo:country="US" officeooo:rsid="012a9cef"/>
    </style:style>
    <style:style style:name="T177" style:family="text">
      <style:text-properties fo:color="#00ae00" fo:language="sk" fo:country="SK" officeooo:rsid="010966c3"/>
    </style:style>
    <style:style style:name="T178" style:family="text">
      <style:text-properties fo:color="#00ae00" fo:language="sk" fo:country="SK" officeooo:rsid="010c90e4"/>
    </style:style>
    <style:style style:name="T179" style:family="text">
      <style:text-properties fo:color="#00ae00" fo:language="sk" fo:country="SK" officeooo:rsid="01116901"/>
    </style:style>
    <style:style style:name="T180" style:family="text">
      <style:text-properties fo:color="#00ae00" fo:language="sk" fo:country="SK" officeooo:rsid="0112aef5"/>
    </style:style>
    <style:style style:name="T181" style:family="text">
      <style:text-properties fo:color="#00ae00" fo:language="sk" fo:country="SK" officeooo:rsid="0119cc02"/>
    </style:style>
    <style:style style:name="T182" style:family="text">
      <style:text-properties fo:color="#00ae00" fo:language="sk" fo:country="SK" officeooo:rsid="011ac8ac"/>
    </style:style>
    <style:style style:name="T183" style:family="text">
      <style:text-properties fo:color="#00ae00" fo:language="sk" fo:country="SK" officeooo:rsid="011f2e40"/>
    </style:style>
    <style:style style:name="T184" style:family="text">
      <style:text-properties fo:color="#00ae00" fo:language="sk" fo:country="SK" officeooo:rsid="01212277"/>
    </style:style>
    <style:style style:name="T185" style:family="text">
      <style:text-properties fo:color="#00ae00" fo:language="sk" fo:country="SK" officeooo:rsid="01223651"/>
    </style:style>
    <style:style style:name="T186" style:family="text">
      <style:text-properties fo:color="#00ae00" fo:language="sk" fo:country="SK" officeooo:rsid="01245c38"/>
    </style:style>
    <style:style style:name="T187" style:family="text">
      <style:text-properties fo:color="#00ae00" fo:language="sk" fo:country="SK" officeooo:rsid="01255364"/>
    </style:style>
    <style:style style:name="T188" style:family="text">
      <style:text-properties fo:color="#00ae00" fo:language="sk" fo:country="SK" officeooo:rsid="011c7255"/>
    </style:style>
    <style:style style:name="T189" style:family="text">
      <style:text-properties fo:color="#00ae00" fo:language="sk" fo:country="SK" officeooo:rsid="0124217b"/>
    </style:style>
    <style:style style:name="T190" style:family="text">
      <style:text-properties fo:color="#00ae00" fo:language="sk" fo:country="SK" officeooo:rsid="01249c8c"/>
    </style:style>
    <style:style style:name="T191" style:family="text">
      <style:text-properties fo:color="#ff950e" fo:language="en" fo:country="US" officeooo:rsid="00f9030b"/>
    </style:style>
    <style:style style:name="T192" style:family="text">
      <style:text-properties fo:color="#ff950e" fo:language="en" fo:country="US" officeooo:rsid="010966c3"/>
    </style:style>
    <style:style style:name="T193" style:family="text">
      <style:text-properties fo:color="#ff950e" fo:language="en" fo:country="US" officeooo:rsid="010f6961"/>
    </style:style>
    <style:style style:name="T194" style:family="text">
      <style:text-properties fo:color="#ff950e" fo:language="en" fo:country="US" officeooo:rsid="010ff3b9"/>
    </style:style>
    <style:style style:name="T195" style:family="text">
      <style:text-properties fo:color="#ff950e" fo:language="en" fo:country="US" officeooo:rsid="012738aa"/>
    </style:style>
    <style:style style:name="T196" style:family="text">
      <style:text-properties fo:color="#ff950e" fo:language="en" fo:country="US" officeooo:rsid="0119cc02"/>
    </style:style>
    <style:style style:name="T197" style:family="text">
      <style:text-properties fo:color="#ff950e" fo:language="sk" fo:country="SK" officeooo:rsid="0119cc02"/>
    </style:style>
    <style:style style:name="T198" style:family="text">
      <style:text-properties fo:color="#ff0000" fo:language="en" fo:country="US" officeooo:rsid="00f9030b"/>
    </style:style>
    <style:style style:name="T199" style:family="text">
      <style:text-properties fo:color="#ff0000" fo:language="en" fo:country="US" officeooo:rsid="010f6961"/>
    </style:style>
    <style:style style:name="T200" style:family="text">
      <style:text-properties fo:color="#ff0000" fo:language="en" fo:country="US" officeooo:rsid="010ff3b9"/>
    </style:style>
    <style:style style:name="T201" style:family="text">
      <style:text-properties fo:color="#ff0000" fo:language="sk" fo:country="SK" officeooo:rsid="011ac8ac"/>
    </style:style>
    <style:style style:name="T202" style:family="text">
      <style:text-properties fo:color="#ff0000" fo:language="sk" fo:country="SK" officeooo:rsid="0124217b"/>
    </style:style>
    <style:style style:name="T203" style:family="text">
      <style:text-properties fo:color="#ff0000" fo:language="sk" fo:country="SK" officeooo:rsid="01249c8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UNIVERZITA KOMENSKÉHO V BRATISLAVE</text:p>
      <text:p text:style-name="P2">FAKULTA MATEMATIKY, FYZIKY A INFORMTATIKY</text:p>
      <text:p text:style-name="P2">KATEDRA APLIKOVANEJ INFORMATIK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NOVÝ DLHODOBÝ VIACÚČELOVÝ SKLAD ÚLOH NA CVIČENIA</text:p>
      <text:p text:style-name="P3"/>
      <text:p text:style-name="P3">BAKALÁRSKA PRÁCA</text:p>
      <text:p text:style-name="P3"/>
      <text:p text:style-name="P6">Andrej Jurs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Školiteľ: Mgr. Pavel Petrovič, PhD.</text:p>
      <text:p text:style-name="P6"/>
      <text:p text:style-name="P6">Študijný program: 9.2.9 APLIKOVANÁ INFORMATIKA</text:p>
      <text:p text:style-name="P6"/>
      <text:p text:style-name="P7">BRATISLAVA 2013</text:p>
      <text:p text:style-name="P90"/>
      <text:p text:style-name="P145"><text:bookmark-start text:name="__RefHeading__117_516658299"/>Abstrakt<text:bookmark-end text:name="__RefHeading__117_516658299"/></text:p>
      <text:p text:style-name="P11">Text ...</text:p>
      <text:p text:style-name="P9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Čestne prehlasujem, že som túto prácu vypracoval samostatne,</text:p>
      <text:p text:style-name="P15">s použitím literatúry a zdrojov uvedených v závere práce.</text:p>
      <text:p text:style-name="P13"><text:s text:c="31"/></text:p>
      <text:p text:style-name="P14">Andrej Jursa <text:s text:c="5"/></text:p>
      <text:p text:style-name="P146">Poďakovanie</text:p>
      <text:p text:style-name="P11">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39">Obsah</text:p>
          </text:index-title>
          <text:p text:style-name="P144"><text:a xlink:type="simple" xlink:href="#__RefHeading__115_516658299" text:style-name="Index_20_Link" text:visited-style-name="Index_20_Link">1 Úvod <text:tab/> 1</text:a></text:p>
          <text:p text:style-name="P169"><text:a xlink:type="simple" xlink:href="#__RefHeading__1066_1415030771" text:style-name="Index_20_Link" text:visited-style-name="Index_20_Link">1.1 Ciele práce <text:tab/> 1</text:a></text:p>
          <text:p text:style-name="P169"><text:a xlink:type="simple" xlink:href="#__RefHeading__1068_1415030771" text:style-name="Index_20_Link" text:visited-style-name="Index_20_Link">1.2 Prehľad o obsahu dokumentu <text:tab/> 1</text:a></text:p>
          <text:p text:style-name="P144"><text:a xlink:type="simple" xlink:href="#__RefHeading__1289_516658299" text:style-name="Index_20_Link" text:visited-style-name="Index_20_Link">2 Východiská <text:tab/> 2</text:a></text:p>
          <text:p text:style-name="P169"><text:a xlink:type="simple" xlink:href="#__RefHeading__1702_516658299" text:style-name="Index_20_Link" text:visited-style-name="Index_20_Link">2.1 Prehľad teórie <text:tab/> 2</text:a></text:p>
          <text:p text:style-name="P170"><text:a xlink:type="simple" xlink:href="#__RefHeading__1704_516658299" text:style-name="Index_20_Link" text:visited-style-name="Index_20_Link">2.1.1 E-learning a learning management system <text:tab/> 2</text:a></text:p>
          <text:p text:style-name="P170"><text:a xlink:type="simple" xlink:href="#__RefHeading__2184_516658299" text:style-name="Index_20_Link" text:visited-style-name="Index_20_Link">2.1.2 SCORM <text:tab/> 2</text:a></text:p>
          <text:p text:style-name="P170"><text:a xlink:type="simple" xlink:href="#__RefHeading__573_766262875" text:style-name="Index_20_Link" text:visited-style-name="Index_20_Link">2.1.3 Unit testing <text:tab/> 3</text:a></text:p>
          <text:p text:style-name="P169"><text:a xlink:type="simple" xlink:href="#__RefHeading__2186_516658299" text:style-name="Index_20_Link" text:visited-style-name="Index_20_Link">2.2 Prehľad existujúcich systémov <text:tab/> 4</text:a></text:p>
          <text:p text:style-name="P170"><text:a xlink:type="simple" xlink:href="#__RefHeading__2188_516658299" text:style-name="Index_20_Link" text:visited-style-name="Index_20_Link">2.2.1 Moodle <text:tab/> 4</text:a></text:p>
          <text:p text:style-name="P170"><text:a xlink:type="simple" xlink:href="#__RefHeading__852_1761523199" text:style-name="Index_20_Link" text:visited-style-name="Index_20_Link">2.2.2 Chamilo <text:tab/> 4</text:a></text:p>
          <text:p text:style-name="P170"><text:a xlink:type="simple" xlink:href="#__RefHeading__2190_516658299" text:style-name="Index_20_Link" text:visited-style-name="Index_20_Link">2.2.3 LaMSfET <text:tab/> 5</text:a></text:p>
          <text:p text:style-name="P169"><text:a xlink:type="simple" xlink:href="#__RefHeading__576_1761523199" text:style-name="Index_20_Link" text:visited-style-name="Index_20_Link">2.3 Prehlad technológie <text:tab/> 6</text:a></text:p>
          <text:p text:style-name="P170"><text:a xlink:type="simple" xlink:href="#__RefHeading__767_766262875" text:style-name="Index_20_Link" text:visited-style-name="Index_20_Link">2.3.1 JUnit <text:tab/> 6</text:a></text:p>
          <text:p text:style-name="P170"><text:a xlink:type="simple" xlink:href="#__RefHeading__578_1761523199" text:style-name="Index_20_Link" text:visited-style-name="Index_20_Link">2.3.2 Smarty 3 <text:tab/> 7</text:a></text:p>
          <text:p text:style-name="P170"><text:a xlink:type="simple" xlink:href="#__RefHeading__640_1761523199" text:style-name="Index_20_Link" text:visited-style-name="Index_20_Link">2.3.3 TinyMCE <text:tab/> 9</text:a></text:p>
          <text:p text:style-name="P170"><text:a xlink:type="simple" xlink:href="#__RefHeading__675_817591051" text:style-name="Index_20_Link" text:visited-style-name="Index_20_Link">2.3.4 JQuery / JQueryUI <text:tab/> 9</text:a></text:p>
          <text:p text:style-name="P170"><text:a xlink:type="simple" xlink:href="#__RefHeading__677_817591051" text:style-name="Index_20_Link" text:visited-style-name="Index_20_Link">2.3.5 CodeIgniter <text:tab/> 10</text:a></text:p>
          <text:p text:style-name="P170"><text:a xlink:type="simple" xlink:href="#__RefHeading__964_1415030771" text:style-name="Index_20_Link" text:visited-style-name="Index_20_Link">2.3.6 DataMapper ORM <text:tab/> 11</text:a></text:p>
          <text:p text:style-name="P170"><text:a xlink:type="simple" xlink:href="#__RefHeading__715_817591051" text:style-name="Index_20_Link" text:visited-style-name="Index_20_Link">2.3.7 GeSHi <text:tab/> 11</text:a></text:p>
          <text:p text:style-name="P170"><text:a xlink:type="simple" xlink:href="#__RefHeading__966_1415030771" text:style-name="Index_20_Link" text:visited-style-name="Index_20_Link">2.3.8 Plupload <text:tab/> 11</text:a></text:p>
          <text:p text:style-name="P170"><text:a xlink:type="simple" xlink:href="#__RefHeading__968_1415030771" text:style-name="Index_20_Link" text:visited-style-name="Index_20_Link">2.3.9 FancyBox 2 <text:tab/> 12</text:a></text:p>
          <text:p text:style-name="P169"><text:a xlink:type="simple" xlink:href="#__RefHeading__642_1761523199" text:style-name="Index_20_Link" text:visited-style-name="Index_20_Link">2.4 Zhodnotenie východiskovej práce <text:tab/> 12</text:a></text:p>
          <text:p text:style-name="P144"><text:a xlink:type="simple" xlink:href="#__RefHeading__1130_1415030771" text:style-name="Index_20_Link" text:visited-style-name="Index_20_Link">3 Požiadavky na softvér <text:tab/> 15</text:a></text:p>
          <text:p text:style-name="P144"><text:a xlink:type="simple" xlink:href="#__RefHeading__1132_1415030771" text:style-name="Index_20_Link" text:visited-style-name="Index_20_Link">4 Návrh riešenia <text:tab/> 16</text:a></text:p>
          <text:p text:style-name="P169"><text:a xlink:type="simple" xlink:href="#__RefHeading__1088_1900703795" text:style-name="Index_20_Link" text:visited-style-name="Index_20_Link">4.1 Konceptuálna analýza <text:tab/> 16</text:a></text:p>
          <text:p text:style-name="P170"><text:a xlink:type="simple" xlink:href="#__RefHeading__1090_1900703795" text:style-name="Index_20_Link" text:visited-style-name="Index_20_Link">4.1.1 Používatelia systému <text:tab/> 16</text:a></text:p>
          <text:p text:style-name="P170"><text:a xlink:type="simple" xlink:href="#__RefHeading__1092_1900703795" text:style-name="Index_20_Link" text:visited-style-name="Index_20_Link">4.1.2 Jazykový preklad systému <text:tab/> 16</text:a></text:p>
          <text:p text:style-name="P170"><text:a xlink:type="simple" xlink:href="#__RefHeading__2882_1305038357" text:style-name="Index_20_Link" text:visited-style-name="Index_20_Link">4.1.3 Úlohy a zostavy úloh <text:tab/> 17</text:a></text:p>
          <text:p text:style-name="P170"><text:a xlink:type="simple" xlink:href="#__RefHeading__5004_1305038357" text:style-name="Index_20_Link" text:visited-style-name="Index_20_Link">4.1.4 Unit testy <text:tab/> 18</text:a></text:p>
          <text:p text:style-name="P170"><text:a xlink:type="simple" xlink:href="#__RefHeading__1316_1900703795" text:style-name="Index_20_Link" text:visited-style-name="Index_20_Link">4.1.5 Dátová štruktúra databázy <text:tab/> 20</text:a></text:p>
          <text:p text:style-name="P170"><text:a xlink:type="simple" xlink:href="#__RefHeading__1318_1900703795" text:style-name="Index_20_Link" text:visited-style-name="Index_20_Link">4.1.6 Dátová štruktúra súborového systému <text:tab/> 21</text:a></text:p>
          <text:p text:style-name="P170"><text:a xlink:type="simple" xlink:href="#__RefHeading__1320_1900703795" text:style-name="Index_20_Link" text:visited-style-name="Index_20_Link">4.1.7 Používateľské rozhranie pre učiteľov (administrácia) <text:tab/> 21</text:a></text:p>
          <text:p text:style-name="P170"><text:a xlink:type="simple" xlink:href="#__RefHeading__1794_1900703795" text:style-name="Index_20_Link" text:visited-style-name="Index_20_Link">4.1.8 Používateľské rozhranie pre študentov <text:tab/> 25</text:a></text:p>
          <text:p text:style-name="P169"><text:a xlink:type="simple" xlink:href="#__RefHeading__6220_1305038357" text:style-name="Index_20_Link" text:visited-style-name="Index_20_Link">4.2 Analýza technológií <text:tab/> 29</text:a></text:p>
          <text:p text:style-name="P169"><text:a xlink:type="simple" xlink:href="#__RefHeading__1655_1845999739" text:style-name="Index_20_Link" text:visited-style-name="Index_20_Link">4.3 Špecifikácia komponentov <text:tab/> 30</text:a></text:p>
          <text:p text:style-name="P170"><text:a xlink:type="simple" xlink:href="#__RefHeading__1638_128069365" text:style-name="Index_20_Link" text:visited-style-name="Index_20_Link">4.3.1 Databázové komponenty <text:tab/> 30</text:a></text:p>
          <text:p text:style-name="P170"><text:a xlink:type="simple" xlink:href="#__RefHeading__1640_128069365" text:style-name="Index_20_Link" text:visited-style-name="Index_20_Link">4.3.2 Zobrazovacie komponenty <text:tab/> 31</text:a></text:p>
          <text:p text:style-name="P170"><text:a xlink:type="simple" xlink:href="#__RefHeading__1642_128069365" text:style-name="Index_20_Link" text:visited-style-name="Index_20_Link">4.3.3 Ovládacie komponenty <text:tab/> 31</text:a></text:p>
          <text:p text:style-name="P169"><text:a xlink:type="simple" xlink:href="#__RefHeading__1644_128069365" text:style-name="Index_20_Link" text:visited-style-name="Index_20_Link">4.4 Architektúra pridaných komponentov <text:tab/> 32</text:a></text:p>
          <text:p text:style-name="P144"><text:a xlink:type="simple" xlink:href="#__RefHeading__2192_516658299" text:style-name="Index_20_Link" text:visited-style-name="Index_20_Link">5 Použitá literatúra <text:tab/> 33</text:a></text:p>
        </text:index-body>
      </text:table-of-content>
      <text:p text:style-name="P7"/>
      <text:h text:style-name="P140" text:outline-level="1"><text:bookmark-start text:name="__RefHeading__115_516658299"/>Úvod<text:bookmark-end text:name="__RefHeading__115_516658299"/></text:h>
      <text:p text:style-name="P24">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24">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25">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25">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147" text:outline-level="2"><text:bookmark-start text:name="__RefHeading__1066_1415030771"/>Ciele práce<text:bookmark-end text:name="__RefHeading__1066_1415030771"/></text:h>
      <text:p text:style-name="P124"><text:span text:style-name="T147">Cieľom práce je </text:span><text:span text:style-name="T148">vykonať analýzu pôvodného systému LaMSfET, vytvoreného vrámci bakalárskej práce v roku 2009, nasadeného, používaného na niekoľkých kurzoch </text:span><text:span text:style-name="T149">a vyvíjaného po dobu štyroch rokov</text:span><text:span text:style-name="T148">. </text:span><text:span text:style-name="T150">Cieľom analýzy je rozhodnúť, ako pôvodný systém upraviť do lepšej prehľadnosti, zdrojového kódu ako aj obsahu, alebo rozhodnúť o tom, či vytvoriť nový podobný systém.</text:span></text:p>
      <text:p text:style-name="P124"><text:span text:style-name="T151">Po zanalyzovaní pôvodného systému je treba na základe analýzy navrhnúť zmeny v starom systéme alebo urobiť návrh nového systému a implementovať čo možno najviac z týchto zmien alebo nového systému.</text:span><text:span text:style-name="T148"> </text:span></text:p>
      <text:h text:style-name="P147" text:outline-level="2"><text:bookmark-start text:name="__RefHeading__1068_1415030771"/>Prehľad o obsahu dokumentu<text:bookmark-end text:name="__RefHeading__1068_1415030771"/></text:h>
      <text:p text:style-name="P26">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141" text:outline-level="1"><text:bookmark-start text:name="__RefHeading__1289_516658299"/>Východiská<text:bookmark-end text:name="__RefHeading__1289_516658299"/></text:h>
      <text:p text:style-name="Text_20_body">V tejto kapitole predstavím východiskové informácie ako je teória, existujúce systémy či východisková práca.</text:p>
      <text:h text:style-name="Heading_20_2" text:outline-level="2"><text:bookmark-start text:name="__RefHeading__1702_516658299"/>Prehľad teórie<text:bookmark-end text:name="__RefHeading__1702_516658299"/></text:h>
      <text:h text:style-name="Heading_20_3" text:outline-level="3"><text:bookmark-start text:name="__RefHeading__1704_516658299"/>E-learning a learning management system<text:bookmark-end text:name="__RefHeading__1704_516658299"/></text:h>
      <text:p text:style-name="Text_20_body">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Text_20_body">Learning management system alebo LMS je software na administráciu, dokumentáciu, sledovanie, spravovanie a predávanie vzdelávacích kurzov či tréningových programov.</text:p>
      <text:p text:style-name="Text_20_body">Takýto LMS by mal byť schopný:</text:p>
      <text:list xml:id="list32528451" text:style-name="L1">
        <text:list-item>
          <text:p text:style-name="P92">centralizovať a automatizovať administráciu,</text:p>
        </text:list-item>
        <text:list-item>
          <text:p text:style-name="P92">používať samo-obslužné a samo-riadiace služby,</text:p>
        </text:list-item>
        <text:list-item>
          <text:p text:style-name="P92">zhromažďovať a rýchlo poskytovať vzdelávací obsah,</text:p>
        </text:list-item>
        <text:list-item>
          <text:p text:style-name="P92">podporovať prenositeľnosť a normy,</text:p>
        </text:list-item>
        <text:list-item>
          <text:p text:style-name="P92">upravovať obsah a povoliť znovupoužitie vedomostí,</text:p>
        </text:list-item>
        <text:list-item>
          <text:p text:style-name="P92">poskytovať online tréning a semináre,</text:p>
        </text:list-item>
        <text:list-item>
          <text:p text:style-name="P92">evidencia a správa študentov,</text:p>
        </text:list-item>
        <text:list-item>
          <text:p text:style-name="P92">evidencia a správa kurzov,</text:p>
        </text:list-item>
        <text:list-item>
          <text:p text:style-name="P92">správa študijných plánov,</text:p>
        </text:list-item>
        <text:list-item>
          <text:p text:style-name="P92">evidencia hodnotenia študentov,</text:p>
        </text:list-item>
        <text:list-item>
          <text:p text:style-name="P92">testovanie a preskúšanie študentov,</text:p>
        </text:list-item>
        <text:list-item>
          <text:p text:style-name="P92">správa prístupových práv,</text:p>
        </text:list-item>
        <text:list-item>
          <text:p text:style-name="P92">komunikačné nástroje (diskusné fórum, chat),</text:p>
        </text:list-item>
        <text:list-item>
          <text:p text:style-name="P92">úložisko výukových materiálov.</text:p>
        </text:list-item>
      </text:list>
      <text:p text:style-name="Text_20_body">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Heading_20_3" text:outline-level="3"><text:bookmark-start text:name="__RefHeading__2184_516658299"/>SCORM<text:bookmark-end text:name="__RefHeading__2184_516658299"/></text:h>
      <text:p text:style-name="Text_20_body">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text:soft-page-break/>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32522786" text:style-name="L2">
        <text:list-item>
          <text:p text:style-name="P93">všeobecná kategória,</text:p>
        </text:list-item>
        <text:list-item>
          <text:p text:style-name="P93">životný cyklus,</text:p>
        </text:list-item>
        <text:list-item>
          <text:p text:style-name="P93">meta-metadáta,</text:p>
        </text:list-item>
        <text:list-item>
          <text:p text:style-name="P93">technická kategória,</text:p>
        </text:list-item>
        <text:list-item>
          <text:p text:style-name="P93">vzdelávacia kategória,</text:p>
        </text:list-item>
        <text:list-item>
          <text:p text:style-name="P93">právna kategória,</text:p>
        </text:list-item>
        <text:list-item>
          <text:p text:style-name="P93">vzťahy,</text:p>
        </text:list-item>
        <text:list-item>
          <text:p text:style-name="P93">anotácie,</text:p>
        </text:list-item>
        <text:list-item>
          <text:p text:style-name="P93">klasifikácia.</text:p>
        </text:list-item>
      </text:list>
      <text:p text:style-name="Text_20_body">Tento model je vytváraný americkou iniciatívou ADL (Advanced Distributed Learning Initiative) s odvolávaním sa na normy vytvárané konzorciami IEEE a IMS Learning Technology Standards.</text:p>
      <text:h text:style-name="Heading_20_3" text:outline-level="3"><text:bookmark-start text:name="__RefHeading__573_766262875"/>Unit testing<text:bookmark-end text:name="__RefHeading__573_766262875"/></text:h>
      <text:p text:style-name="Text_20_body">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Text_20_body">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Text_20_body">Unit testy sú vytvárané programátormi, prípadne občas testermi, počas procesu vývoja programu.</text:p>
      <text:p text:style-name="Text_20_body">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Text_20_body">Unit testy sa používajú v takzvanom testami-riadenom vývoji (test-driven development, TDD), metodológiách Extrémneho programovania alebo Scrum, kde sa skôr ako sa píše kód programu, napíšu sa najprv testy, ktoré musí <text:soft-page-break/>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Heading_20_2" text:outline-level="2"><text:bookmark-start text:name="__RefHeading__2186_516658299"/>Prehľad existujúcich systémov<text:bookmark-end text:name="__RefHeading__2186_516658299"/></text:h>
      <text:h text:style-name="Heading_20_3" text:outline-level="3"><text:bookmark-start text:name="__RefHeading__2188_516658299"/>Moodle<text:bookmark-end text:name="__RefHeading__2188_516658299"/></text:h>
      <text:p text:style-name="Text_20_body">Moodle je open source systém na tvorbu elektronických výukových kurzov na internete. Ide o modulárny learning management system, ktorý poskytuje funkcionalitu pre:</text:p>
      <text:list xml:id="list32522772" text:style-name="L3">
        <text:list-item>
          <text:p text:style-name="P94">pridávanie a správu študijných materiálov vo forme HTML stránok, súborov na stiahnutie, FLASH animácií, štruktúrovaných prednášok a podobne,</text:p>
        </text:list-item>
        <text:list-item>
          <text:p text:style-name="P94">podporuje diskusné fóra s možnosťou odoberania príspevkov e-mailom,</text:p>
        </text:list-item>
        <text:list-item>
          <text:p text:style-name="P94">vytváranie a správa úloh pre účastníkov kurzov,</text:p>
        </text:list-item>
        <text:list-item>
          <text:p text:style-name="P94">podporuje automaticky vyhodnocované testy zložené z rôznych typov testovacích úloh,</text:p>
        </text:list-item>
        <text:list-item>
          <text:p text:style-name="P94">slovníky a databázy, na ktorých napĺňaní sa môžu podieľať aj účastníci kurzov,</text:p>
        </text:list-item>
        <text:list-item>
          <text:p text:style-name="P94">podporuje ankety a hlasovania,</text:p>
        </text:list-item>
        <text:list-item>
          <text:p text:style-name="P94">vzdelávací obsah je v špecifikáciách SCORM alebo IMS Content Package.</text:p>
        </text:list-item>
      </text:list>
      <text:p text:style-name="Text_20_body">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Text_20_body">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Heading_20_3" text:outline-level="3"><text:bookmark-start text:name="__RefHeading__852_1761523199"/>Chamilo<text:bookmark-end text:name="__RefHeading__852_1761523199"/></text:h>
      <text:p text:style-name="Text_20_body">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Text_20_body">Momentálne existujú dve verzie Chamilo, verzia 1.*, postavená na Dokeos <text:soft-page-break/>LMS, a verzia 2.0, ktorá je kompletne novým softvérom.</text:p>
      <text:p text:style-name="Text_20_body">Chamilo podporuje:</text:p>
      <text:list xml:id="list32536007" text:style-name="L4">
        <text:list-item>
          <text:p text:style-name="P95">správu kurzov, používateľov a tréningových cyklov vrátane SOAP webových služieb pre vzdialenú správu,</text:p>
        </text:list-item>
        <text:list-item>
          <text:p text:style-name="P95">je kompatibilný so SCORM 1.2,</text:p>
        </text:list-item>
        <text:list-item>
          <text:p text:style-name="P95">viac-inštitučný mód s centrálnym manažmentom,</text:p>
        </text:list-item>
        <text:list-item>
          <text:p text:style-name="P95">testy študentov, ktoré môžu byť časovo obmedzované / kontrolované,</text:p>
        </text:list-item>
        <text:list-item>
          <text:p text:style-name="P95">natívne používa UTF-8 medzinárodné znakové sady a časové zóny,</text:p>
        </text:list-item>
        <text:list-item>
          <text:p text:style-name="P95">zaznamenáva pokroky používateľov / študentov,</text:p>
        </text:list-item>
        <text:list-item>
          <text:p text:style-name="P95">vytvára sociálnu sieť študentov.</text:p>
        </text:list-item>
      </text:list>
      <text:p text:style-name="Text_20_body">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Heading_20_3" text:outline-level="3"><text:bookmark-start text:name="__RefHeading__2190_516658299"/>LaMSfET<text:bookmark-end text:name="__RefHeading__2190_516658299"/></text:h>
      <text:p text:style-name="Text_20_body">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Text_20_body">Tento systém sa na rozdiel od iných LMS vyznačuje snahou dlhodobo uchovávať úlohy a ich riešenia, zaraďovať úlohy do zostáv úloh a tieto znovu-používať pri cvičeniach.</text:p>
      <text:p text:style-name="Text_20_body">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Text_20_body">Systém má integrované jednoduché testovanie riešení úloh týkajúcich sa programovacieho jazyka Java. Toto testovanie funguje na princípe očakávaného výstupu z programu po načítaní dát zo štandardného vstupu.</text:p>
      <text:p text:style-name="Text_20_body">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Text_20_body">V prípade použitia jednoduchých testov je systém schopný po otestovaní odovzdanej úlohy navrhovať počet bodov.</text:p>
      <text:p text:style-name="Text_20_body"><text:soft-page-break/>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Heading_20_2" text:outline-level="2"><text:bookmark-start text:name="__RefHeading__576_1761523199"/>Prehlad technológie<text:bookmark-end text:name="__RefHeading__576_1761523199"/></text:h>
      <text:h text:style-name="Heading_20_3" text:outline-level="3"><text:bookmark-start text:name="__RefHeading__767_766262875"/>JUnit<text:bookmark-end text:name="__RefHeading__767_766262875"/></text:h>
      <text:p text:style-name="Text_20_body">JUnit je unit testing framework pre programovací jazyk Java. Tento framework je dôležitou súčasťou test-driven development metodológie v tomto jazyku a je súčasťou unit testing frameworkov z rodiny xUnit.</text:p>
      <text:p text:style-name="Text_20_body">JUnit sa linkuje k programu ako JAR v čase kompilácie, používa sa ako balíček (package), pre verziu JUnit 3.8 a skoršie verzie je to balíček junit.framework, pre verzie JUnit 4 a novšie je to už balíček org.junit.</text:p>
      <text:p text:style-name="Text_20_body">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Text_20_body">Anotácia @Test podporuje dva voliteľné parametre:</text:p>
      <text:list xml:id="list32521095" text:style-name="L5">
        <text:list-item>
          <text:p text:style-name="P96">@Test(expected=&lt;Exception&gt;.class), kde &lt;Exception&gt; je názov triedy výnimky, ktorú očakávame, že test vráti, v prípade, že test vráti inú výnimku alebo žiadnu výnimku, je považovaný za zlyhávajúci test,</text:p>
        </text:list-item>
        <text:list-item>
          <text:p text:style-name="P96">@Test(timeout=&lt;milisekundy&gt;), kde nastavíme časové obmedzenie behu testu, ak potom test pobeží dlhšie ako je nastavené, bude vyhlásený za zlyhaný test.</text:p>
        </text:list-item>
      </text:list>
      <text:p text:style-name="Text_20_body">Okrem metód, ktoré sú označené anotáciou @Test a definujú jednotlivé testy, je možné vytvoriť ešte ďalšie metódy s anotáciami:</text:p>
      <text:list xml:id="list32511349" text:style-name="L6">
        <text:list-item>
          <text:p text:style-name="P97">@BeforeClass, takáto metóda bude vykonaná ako prvá, pred prvým testom,</text:p>
        </text:list-item>
        <text:list-item>
          <text:p text:style-name="P97">@AfterClass, takáto metóda bude vykonaná ako posledná, po poslednom teste,</text:p>
        </text:list-item>
        <text:list-item>
          <text:p text:style-name="P97">@Before, takáto metóda bude vykonaná pred vykonaním každého jedného testu,</text:p>
        </text:list-item>
        <text:list-item>
          <text:p text:style-name="P97">@After, takáto metóda bude vykonaná po vykonaní každého jedného testu.</text:p>
        </text:list-item>
      </text:list>
      <text:p text:style-name="Text_20_body"><text:soft-page-break/>Testová metóda sa skladá s programového kódu, ktorý môže iniciovať nejakú <text:s/>situáciu, objekt, premennú a pod., a potom s funkcií assert*, ktoré vyhodnocujú testované programové jednotky. Takéto assert* funkcie sú napríklad:</text:p>
      <text:list xml:id="list32529696" text:style-name="L7">
        <text:list-item>
          <text:p text:style-name="P98">assertTrue(boolean condition), ktorá vyhodnocuje, či condition je True,</text:p>
        </text:list-item>
        <text:list-item>
          <text:p text:style-name="P98">assertFalse(boolean condition), podobne ako predchádzajúca funkcia, táto očakáva, že condition bude False,</text:p>
        </text:list-item>
        <text:list-item>
          <text:p text:style-name="P98">assertEquals(Object expected, Object actual), ktorá vyhodnocuje rovnosť očakávanej (expected) a aktuálnej (actual) hodnoty, kde aktuálnu hodnotu vráti testovaná programová jednotka,</text:p>
        </text:list-item>
        <text:list-item>
          <text:p text:style-name="P98">assertArrayEquals(Object[] expecteds, Object[] actuals), ktorá vyhodnocuje rovnosť dvoch polí,</text:p>
        </text:list-item>
        <text:list-item>
          <text:p text:style-name="P98">atď...</text:p>
          <text:p text:style-name="P138">Tieto assert funkcie môžu voliteľne na prvom mieste zadať identifikujúci správu ako textový reťazec, ktorá bude zobrazená ak test zlyhá.</text:p>
        </text:list-item>
      </text:list>
      <text:p text:style-name="Text_20_body">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Text_20_body">Okrem assert* funkcií môžeme použiť aj assume* funkcie, ktoré pri zistení chyby zastavia test ale neoznačia ho ako zlyhaný, ale ako ignorovaný.</text:p>
      <text:h text:style-name="Heading_20_3" text:outline-level="3"><text:bookmark-start text:name="__RefHeading__578_1761523199"/>Smarty 3<text:bookmark-end text:name="__RefHeading__578_1761523199"/></text:h>
      <text:p text:style-name="Text_20_body">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Text_20_body">Smarty používa vlastné značky, typicky zabalené v znakoch { a }. Tieto značky môžu byť buď výrazy, ktoré sa vyhodnotia a ich hodnota sa zobrazí, priradenia, volanie funkcií a pod. Spolu takto riadia tok programu pri prezentácii dát.</text:p>
      <text:p text:style-name="Text_20_body">Smarty podporuje medzi-pamäť výsledkov, cache, pričom umožňuje v šablónach určiť, ktoré časti budú z cache vyňaté a vždy spracované s aktuálnymi dátami.</text:p>
      <text:p text:style-name="Text_20_body">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text:soft-page-break/>poskytnutej. V každom prípade, ak Smarty zistí, že šablóna ešte nie je skompilovaná, prevedie jej obsah na ekvivalentný obsah s tým, že všetky Smarty značky budú vymenené za php kód, ktorý vykoná ich funkcionalitu.</text:p>
      <text:p text:style-name="Text_20_body">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Text_20_body">Smarty dovoľuje v šablónach robiť viacero pokročilých vecí, ako je:</text:p>
      <text:list xml:id="list32522479" text:style-name="L8">
        <text:list-item>
          <text:p text:style-name="P99">volanie iného súboru so šablónou, pomocou značky {include}, táto dokonca vytvára nový scope pre premenné,</text:p>
        </text:list-item>
        <text:list-item>
          <text:p text:style-name="P99">vytvárať si pomocné premenné pomocou značky {assign} alebo pomocou výrazu {$premenna = hodnota}, druhý spôsob dovoľuje priraďovať hodnoty aj do polí alebo vlastností objektov,</text:p>
        </text:list-item>
        <text:list-item>
          <text:p text:style-name="P99">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99">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99">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99">zobraziť prehľad dát, ktoré šablóna aktuálne má k sebe pripojené a ďalších informácií, na ktoromkoľvek mieste, pomocou značky {debug}.</text:p>
        </text:list-item>
      </text:list>
      <text:p text:style-name="Text_20_body">Samotný objekt Smarty nám dovoľuje robiť napríklad tieto veci:</text:p>
      <text:list xml:id="list32535429" text:style-name="L9">
        <text:list-item>
          <text:p text:style-name="P100">priraďovať, dopĺňať či odstraňovať dáta pripojené k šablóne,</text:p>
        </text:list-item>
        <text:list-item>
          <text:p text:style-name="P100">kontrolovať cache pre šablónové súbory, mazať cache,</text:p>
        </text:list-item>
        <text:list-item>
          <text:p text:style-name="P100">dynamicky registrovať modifikátory, funkcie, bloky alebo značky kompilátora (ktoré do skompilovanej šablóny vkladajú obslužný php kód),</text:p>
        </text:list-item>
        <text:list-item>
          <text:p text:style-name="P100">dynamicky odregistrovať spomenuté pluginy,</text:p>
        </text:list-item>
        <text:list-item>
          <text:p text:style-name="P100">zobraziť spracovanú šablónu na výstupe alebo vrátiť celý výsledok spracovanej šablóny do premennej.</text:p>
        </text:list-item>
      </text:list>
      <text:h text:style-name="Heading_20_3" text:outline-level="3"><text:bookmark-start text:name="__RefHeading__640_1761523199"/><text:soft-page-break/>TinyMCE<text:bookmark-end text:name="__RefHeading__640_1761523199"/></text:h>
      <text:p text:style-name="Text_20_body">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Text_20_body">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Text_20_body">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Text_20_body">Editor navyše ponúka API na vytváranie vlastných pluginov a vývojári TinyMCE sami ponúkajú niekoľko prepracovaných pluginov na prácu so súbormi alebo obrázkami, tieto sú však komerčné.</text:p>
      <text:p text:style-name="Text_20_body">Editor je do stránky možné integrovať pomocou obyčajného JavaScriptu, ale aj pomocou knižnice JQuery, pre ktorý ma vytvorené pluginy na integráciu.</text:p>
      <text:h text:style-name="Heading_20_3" text:outline-level="3"><text:bookmark-start text:name="__RefHeading__675_817591051"/>JQuery / JQueryUI<text:bookmark-end text:name="__RefHeading__675_817591051"/></text:h>
      <text:p text:style-name="Text_20_body">JQuery je knižnica pre JavaScript navrhnutá tak, aby zjednodušovala skriptovanie HTML stránok na klientskej strane. Jej motto, píš menej, urob viac, vystihuje silu tohto nástroja. JQuery je open source projektom, pôvodným autorom je John Resig.</text:p>
      <text:p text:style-name="Text_20_body">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Text_20_body">Niektoré korporácie, ako je Microsoft, zabudovávajú JQuery do svojich produktov, konkrétne Microsoft pridal JQuery do Visual Studia pre ASP.NET AJAX framework a ASP.NET MVC framework.</text:p>
      <text:p text:style-name="Text_20_body">JQuery teda prináša tieto výhody:</text:p>
      <text:list xml:id="list32528009" text:style-name="L10">
        <text:list-item>
          <text:p text:style-name="P101">výber DOM elementov pomocou multi-browser systému pre selektory Sizzle,</text:p>
        </text:list-item>
        <text:list-item>
          <text:p text:style-name="P101">traverzovanie a modifikovanie DOM s podporou pre CSS 1 až 3,</text:p>
        </text:list-item>
        <text:list-item>
          <text:p text:style-name="P101">obsluha udalostí,</text:p>
        </text:list-item>
        <text:list-item>
          <text:p text:style-name="P101"><text:soft-page-break/>efekty a animácie,</text:p>
        </text:list-item>
        <text:list-item>
          <text:p text:style-name="P101">AJAX,</text:p>
        </text:list-item>
        <text:list-item>
          <text:p text:style-name="P101">rozšíriteľnosť pluginmi,</text:p>
        </text:list-item>
        <text:list-item>
          <text:p text:style-name="P101">multi-browser podpora.</text:p>
        </text:list-item>
      </text:list>
      <text:p text:style-name="Text_20_body">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32522056" text:style-name="L11">
        <text:list-item>
          <text:p text:style-name="P102">akordeón – harmonikové prepínanie obsahu so zachovaním výšky,</text:p>
        </text:list-item>
        <text:list-item>
          <text:p text:style-name="P102">automatické dokončovanie vkladania textu,</text:p>
        </text:list-item>
        <text:list-item>
          <text:p text:style-name="P102">tlačidlá, klasické aj prepínateľné, možno doplniť o ikony,</text:p>
        </text:list-item>
        <text:list-item>
          <text:p text:style-name="P102">kalendár na výber dátumu,</text:p>
        </text:list-item>
        <text:list-item>
          <text:p text:style-name="P102">dialógové okná,</text:p>
        </text:list-item>
        <text:list-item>
          <text:p text:style-name="P102">viac-úrovňové menu,</text:p>
        </text:list-item>
        <text:list-item>
          <text:p text:style-name="P102">progressbar,</text:p>
        </text:list-item>
        <text:list-item>
          <text:p text:style-name="P102">posuvníky s jazdcom,</text:p>
        </text:list-item>
        <text:list-item>
          <text:p text:style-name="P102">záložky,</text:p>
        </text:list-item>
        <text:list-item>
          <text:p text:style-name="P102">nástrojové tipy,</text:p>
        </text:list-item>
        <text:list-item>
          <text:p text:style-name="P102">a rôzne ďalšie widgety, efekty a pod.</text:p>
        </text:list-item>
      </text:list>
      <text:h text:style-name="Heading_20_3" text:outline-level="3"><text:bookmark-start text:name="__RefHeading__677_817591051"/>CodeIgniter<text:bookmark-end text:name="__RefHeading__677_817591051"/></text:h>
      <text:p text:style-name="Text_20_body">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Text_20_body">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Text_20_body">Vďaka architektúre MVC sa aplikácia napísaná v tomto frameworku skladá s troch hlavných na sebe nezávislých komponentov:</text:p>
      <text:list xml:id="list32541155" text:style-name="L12">
        <text:list-item>
          <text:p text:style-name="P103">radič (controller) je komponent, ktorý prijíma dopyty, spracúva ich a vráti odpoveď,</text:p>
        </text:list-item>
        <text:list-item>
          <text:p text:style-name="P103">model je komponent, ktorý obsluhuje dáta, bežne v databázy ale aj v <text:soft-page-break/>súborovom systéme,</text:p>
        </text:list-item>
        <text:list-item>
          <text:p text:style-name="P103">pohľad (view) je komponent, ktorý sa stará o prezentáciu dát používateľovi.</text:p>
        </text:list-item>
      </text:list>
      <text:p text:style-name="Text_20_body">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152" text:outline-level="3"><text:bookmark-start text:name="__RefHeading__964_1415030771"/>DataMapper ORM<text:bookmark-end text:name="__RefHeading__964_1415030771"/></text:h>
      <text:p text:style-name="P27">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27">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7"><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Heading_20_3" text:outline-level="3"><text:bookmark-start text:name="__RefHeading__715_817591051"/>GeSHi<text:bookmark-end text:name="__RefHeading__715_817591051"/></text:h>
      <text:p text:style-name="Text_20_body">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Text_20_body">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153" text:outline-level="3"><text:bookmark-start text:name="__RefHeading__966_1415030771"/>Plupload<text:bookmark-end text:name="__RefHeading__966_1415030771"/></text:h>
      <text:p text:style-name="P16"><text:span text:style-name="T2">Plupload je softvér integrovateľný do webovej stránky na klientskej a serverovej strane, ktorý umožňuje asynchrónne uploadovanie viacerých </text:span><text:soft-page-break/><text:span text:style-name="T2">súborov v rade. Z väčšej časti je napísaný v JavaScripte a do webovej stránky je integrovateľný aj pomocou jQuery(UI). Podporuje viacero runtime prostredí, pomocou ktorých môže uploadovať súbory.</text:span></text:p>
      <text:p text:style-name="P28">Plupload dokáže uploadovať dáta pomocou prostredí Flash, Gears, HTML 5, Silverlight, BrowserPlus a HTML 4. Okrem HTML 5 ostatné prostredia podporujú takmer všetky operácie a možnosti, ktoré Plupload poskytuje, a to sú:</text:p>
      <text:list xml:id="list32517382" text:style-name="L13">
        <text:list-item>
          <text:p text:style-name="P104">delenie súboru do chunkov,</text:p>
        </text:list-item>
        <text:list-item>
          <text:p text:style-name="P104">drag/drop pridávanie súborov do zoznamu súborov na upload,</text:p>
        </text:list-item>
        <text:list-item>
          <text:p text:style-name="P104">automatická zmena rozmerov obrázkov vo formáte PNG a JPEG,</text:p>
        </text:list-item>
        <text:list-item>
          <text:p text:style-name="P104">filtrovanie typov,</text:p>
        </text:list-item>
        <text:list-item>
          <text:p text:style-name="P104">streamovaný upload,</text:p>
        </text:list-item>
        <text:list-item>
          <text:p text:style-name="P104">multipart upload,</text:p>
        </text:list-item>
        <text:list-item>
          <text:p text:style-name="P104">obmedzovanie veľkosti prenášaného súboru,</text:p>
        </text:list-item>
        <text:list-item>
          <text:p text:style-name="P104">zobrazovanie postupu uploadu,</text:p>
        </text:list-item>
        <text:list-item>
          <text:p text:style-name="P104">odosielanie vlastných hlavičiek.</text:p>
        </text:list-item>
      </text:list>
      <text:p text:style-name="P28">HTML 4 runtime prostredie podporuje z tohto len multipart uploadovanie.</text:p>
      <text:h text:style-name="P154" text:outline-level="3"><text:bookmark-start text:name="__RefHeading__968_1415030771"/><text:span text:style-name="T54">Fancy</text:span><text:span text:style-name="T55">B</text:span><text:span text:style-name="T54">ox </text:span><text:span text:style-name="T55">2</text:span><text:bookmark-end text:name="__RefHeading__968_1415030771"/></text:h>
      <text:p text:style-name="P29">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Heading_20_2" text:outline-level="2"><text:bookmark-start text:name="__RefHeading__642_1761523199"/>Zhodnotenie východiskovej práce<text:bookmark-end text:name="__RefHeading__642_1761523199"/></text:h>
      <text:p text:style-name="Text_20_body">Počas písania tejto podkapitoly som analyzoval zdrojové kódy pôvodného systému LaMSfET, ako aj návrh fungovania systému.</text:p>
      <text:p text:style-name="Text_20_body">Peter Jurčo, autor pôvodného systému, mal peknú myšlienku urobiť systém modulárny, čo <text:span text:style-name="T56">by malo </text:span>prispie<text:span text:style-name="T56">ť</text:span> k jeho flexibilite a mal by sa dať takto jednoduchšie upravovať. Keď som však dostal od môjho školiteľa pôvodné zdrojové kódy a databázovú štruktúru, <text:span text:style-name="T56">zistil som, že je tu celý rad problémov</text:span>.</text:p>
      <text:p text:style-name="Text_20_body">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57">Keďže som pôvodne mal k dispozícii iba štruktúru databázy, aj potom, ako sa mi podarilo systém rozbehnúť, som s nim prakticky nič nemohol robiť.</text:span></text:p>
      <text:p text:style-name="Text_20_body">Systém je teda rozdelený do v databáze vytvorenej mapy stránok a k nim náležitých boxov (v podstate pod-modulov), tieto stránky majú jak ID číslo, tak aj krátky unikátny názov. Zaujímavé však je, že systém má v sebe hard-<text:soft-page-break/>kódované názvy stránok, ktoré vynucuje na zobrazenie, ako je napr. login, task_list. Nikde nie je konfiguračná položka, ktorá by určovala východziu stránku ani stránku pre prihlásenie. Systém <text:span text:style-name="T57">ani nehladí na to, že by databáza mohla byť prázdna</text:span> <text:span text:style-name="T57">a tak</text:span> používateľ dostane len nezrozumiteľné chybové hláseni<text:span text:style-name="T57">a</text:span>.</text:p>
      <text:p text:style-name="Text_20_body">Situácia s databázou sa však vyriešila a po vytvorení účtu učiteľa / administrátora, som sa dostal do systému. Tak ako počas snahy systém rozbehnúť na mojom vývojovom webserveri (Apache 2.2, PHP 5.4.4), zobrazovalo <text:span text:style-name="T58">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30">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p>
      <text:p text:style-name="Text_20_body">Mne teraz ostávajú tri možnosti:</text:p>
      <text:list xml:id="list32523907" text:style-name="L14">
        <text:list-item>
          <text:p text:style-name="P105"><text:span text:style-name="T59">upraviť nastavenie vlastného serveru, tak aby nezobrazoval chyby, prižmúriť všetky oči, pokračovať a dúfať, že to nejak dopadne</text:span>,</text:p>
        </text:list-item>
        <text:list-item>
          <text:p text:style-name="P105">prejsť niekoľko tisíc riadkov <text:span text:style-name="T59">kódu</text:span> systému LaMSfET a opraviť všetky alebo aspoň väčšinu chýb,</text:p>
        </text:list-item>
        <text:list-item>
          <text:p text:style-name="P105">pôvodný systém nechať tak a vytvoriť systém úplne nový, ktorý bude zohľadňovať funkcionalitu pôvodného systému <text:span text:style-name="T59">alebo sa k nej aspoň blížiť</text:span>.</text:p>
        </text:list-item>
      </text:list>
      <text:p text:style-name="Text_20_body">Bod 2 určite efektívne zoberie veľký kus časového intervalu zostávajúceho na akékoľvek vlastné implementácie nových funkcií, bod 3 je na tom podobne ako bod 2, no dáva priestor vytvoriť systém od základu, bez <text:span text:style-name="T59">chýb nováčikovskej úrovňe</text:span> predchodcu programátora a rovno doň novú funkcionalitu zakomponovať. Pokračovať bodom 1 znamená na zlom stavať, čo sa môže len zle skončiť.</text:p>
      <text:p text:style-name="Text_20_body">Celkovo môžem tento systém zhodnotiť ako <text:span text:style-name="T59">dobrú ideu, bohužiaľ s množstvom nedostatkov</text:span>. <text:span text:style-name="T59">Okrem chýb k</text:span>ódu samotnému chýba miestami štruktúra, kód sa spolieha na automatickú registráciu premenných, často sa v ňom používajú neexistujúce premenné vplyvom preklepu autora kódu, <text:soft-page-break/>funkcie a metódy často nemajú dokumentačné komentáre zatiaľ čo vnútri funkčných blokov sú zbytočné komentáre písane dvojjazyčne. <text:span text:style-name="T60">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61">Systém má tak isto veľkú bezpečnostnú dieru a tou je univerzálne heslo, ktorým sa vie prihlásiť učiteľ ako hociktorý iný používateľ.</text:span></text:p>
      <text:p text:style-name="P31">Keďže pôvodný systém má sporný kód a veľa ostatných problémov, rozhodli sme sa so školiteľom, že vytvorím nový systém.</text:p>
      <text:h text:style-name="P142" text:outline-level="1"><text:bookmark-start text:name="__RefHeading__1130_1415030771"/>Požiadavky na softvér<text:bookmark-end text:name="__RefHeading__1130_1415030771"/></text:h>
      <text:p text:style-name="P32">V tejto kapitole sformujeme požiadavky na softvérový systém L.I.S.T., ktoré sú nasledovné:</text:p>
      <text:list xml:id="list32542294" text:style-name="L15">
        <text:list-item>
          <text:p text:style-name="P107">systém bude používaný dvoma úrovňami používateľov, učiteľom a študentom. Tieto dve úrovne musia byť dve nezávislé entity a každá táto entita bude mať svoje vlastné rozhranie, v ktorom bude pracovať,</text:p>
        </text:list-item>
        <text:list-item>
          <text:p text:style-name="P108">systém musí umožniť vytváranie a správu úloh a príloh k úlohám (prílohy vo forme súborov uložených sa serveri), je tiež nutné, aby boli úlohy kategorizované a aby sa dali filtrovať podla týchto kategórií,</text:p>
        </text:list-item>
        <text:list-item>
          <text:p text:style-name="P108">systém musí umožňovať vytvárať zostavy úloh, alebo inak povedané zadania pre študentov, ktoré budú pozostávať z viacerých úloh, tak isto jedna úloha môže patriť k viacerým zadaniam,</text:p>
        </text:list-item>
        <text:list-item>
          <text:p text:style-name="P109">systém by mal umožniť klonovať úlohy aj zadania úloh, (napríklad kvôli zmenám, ktoré chceme aby sa prejavili lokálne),</text:p>
        </text:list-item>
        <text:list-item>
          <text:p text:style-name="P110">systém by mal podporovať viacjazyčné používateľské rozhranie a mal by umožňovať prekladať obsah (úlohy, zostavy atď …) do viacerých jazykov,</text:p>
        </text:list-item>
        <text:list-item>
          <text:p text:style-name="P111">systém by mal umožňovať vytvárať výučbové kurzy, ku kurzom vytvárať skupiny a ku skupinám priraďovať miestnosti, v ktorých prebieha výučba pre danú skupinu,</text:p>
        </text:list-item>
        <text:list-item>
          <text:p text:style-name="P111">systém musí umožniť študentovi prihlásiť sa na kurz a vybrať si študijnú skupinu, učiteľovi musí umožniť spravovať priradenie študentov do skupín a riadiť ich účasť v kurzoch,</text:p>
        </text:list-item>
        <text:list-item>
          <text:p text:style-name="P111">systém by mal študentom dovoliť odovzdať svoje riešenie zverejnených zadaní (zostáv úloh) online a učiteľovi by mal umožniť tieto úlohy kontrolovať a hodnotiť,</text:p>
        </text:list-item>
        <text:list-item>
          <text:p text:style-name="P106"><text:span text:style-name="T63">systém by mal umožňovať vytvárať k jednotlivým úlohám unit testy, </text:span><text:span text:style-name="T64">vygenerovať z nich spustiteľný kód a otestovať nimi odovzdané riešenie so zobrazením výsledkov.</text:span></text:p>
        </text:list-item>
      </text:list>
      <text:h text:style-name="P143" text:outline-level="1"><text:bookmark-start text:name="__RefHeading__1132_1415030771"/><text:span text:style-name="T62">Návrh </text:span><text:span text:style-name="T65">riešenia</text:span><text:bookmark-end text:name="__RefHeading__1132_1415030771"/></text:h>
      <text:p text:style-name="P33">V tejto kapitole si prejdeme návrh softvérového riešenia novej implementácie systému na podporu výučby s dlhodobou úschovňou úloh, ktorú som nazval jednoducho L.I.S.T. - Long-term Internet Storage of Tasks.</text:p>
      <text:h text:style-name="P148" text:outline-level="2"><text:bookmark-start text:name="__RefHeading__1088_1900703795"/><text:span text:style-name="T86">Konceptuálna a</text:span>nalýza<text:bookmark-end text:name="__RefHeading__1088_1900703795"/></text:h>
      <text:h text:style-name="P155" text:outline-level="3"><text:bookmark-start text:name="__RefHeading__1090_1900703795"/><text:span text:style-name="T66">Používate</text:span><text:span text:style-name="T67">l</text:span><text:span text:style-name="T66">ia systému</text:span><text:bookmark-end text:name="__RefHeading__1090_1900703795"/></text:h>
      <text:p text:style-name="P34">Softvér umožní pracovať so systémom dvom úrovniam používateľov, študentom a učiteľom. Každá úroveň používateľa bude mať na prácu so systémom vyhradenú vlastnú časť systému.</text:p>
      <text:p text:style-name="P35">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18"><text:span text:style-name="T68">Učiteľ bude vystupovať v roli administrátora systému, a bude sa vedieť so svojím účtom prihlasovať do administrácie, kde bude vedieť meniť takmer všetky parametre obsahu. </text:span><text:span text:style-name="T69">Všetci učitelia sú si rovný, všetci budú mať prístup ku tým istým možnostiam správy systému.</text:span></text:p>
      <text:p text:style-name="P19"><text:span text:style-name="T70">Používateľské účty budú mať minimálne nastavenia, ako prihlasovacie meno sa bude používať e-mailová adresa. </text:span><text:span text:style-name="T71">Ak bude učiteľ chcieť, môže si vytvoriť aj študentský účet s rovnakou e-mailovou adresou ako používa na učiteľskom účte, avšak vrámci tabuliek študentov a učiteľov budú e-mailové adresy unikátne.</text:span></text:p>
      <text:h text:style-name="P156" text:outline-level="3"><text:bookmark-start text:name="__RefHeading__1092_1900703795"/>Jazykový preklad systému<text:bookmark-end text:name="__RefHeading__1092_1900703795"/></text:h>
      <text:p text:style-name="P20"><text:span text:style-name="T72">Systém má byť vytvorený tak, aby umožňoval preklad rozhrania a obsahu do viacerých jazykov. </text:span><text:span text:style-name="T73">Za týmto účelom budú v systéme prítomné tri riešenia, ako tohto efektu dosiahnuť.</text:span></text:p>
      <text:p text:style-name="P21"><text:span text:style-name="T74">Prvé riešenie bude predpokladať existenciu súborov s </text:span><text:span text:style-name="T75">definíciou</text:span><text:span text:style-name="T74"> textu v danom jazyku priradenou k nejakému kľúčovému slovu – konštante. Toto riešenie je orientované hlavne na preklad používateľského rozhrania. </text:span><text:span text:style-name="T76">Takýto textový súbor sa načíta a páry konštanta – text sa uložia do spoločného zásobníka, odkiaľ sa budú dať získať pre potreby zobrazenia na stránke systému.</text:span></text:p>
      <text:p text:style-name="P22"><text:span text:style-name="T77">Druhé riešenie spočíva v existencii tabuľky prekladov v databáze, ktorá bude obsahovať informácie jednak o zvolenom názve konštanty, tak aj o jazyku, ktorý je ňou pokrytý a konečne text v danom jazyku. </text:span><text:span text:style-name="T78">Pre každý takýto preklad sa pripojí prefix ku konštante a všetky takto poopravené páry konštanta – text sa vložia do rovnakého zásobníka ako ho rieši prvé riešenie, čo znamená, že prístup k takémuto prekladu bude rovnaký ako v prvom riešení.</text:span></text:p>
      <text:p text:style-name="P23"><text:span text:style-name="T79">Tretie riešenie bude počítať s existenciou inej tabuľky, ktorá bude realizovať </text:span><text:soft-page-break/><text:span text:style-name="T79">prekrytie pôvodného textu textom v inom jazyku. </text:span><text:span text:style-name="T80">Všetok bežný textový obsah sa bude ukladať akoby v nedefinovanom východzom jazyku a k vybraným položkám bude možné definovať prekrytie tohto textu v konkrétnom jazyku. </text:span><text:span text:style-name="T81">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82">Preklad realizovaný pomocou prekrytia bude následne fungovať tak, že sa z pôvodnej tabuľky načíta záznam a potom sa načítajú príslušné texty prekrytí k príslušným stĺpcom. </text:span><text:span text:style-name="T83">Tieto prekrytia je nutné realizovať optimálne, aby bolo možné pre viac záznamov jedným volaním databázového dopytu inicializovať všetky potrebné prekrytia pre konkrétny jazyk.</text:span></text:p>
      <text:p text:style-name="P58"><text:span text:style-name="T84">Druh</text:span><text:span text:style-name="T87">é</text:span><text:span text:style-name="T84"> a tretie riešenie sa môže dopĺňať. Z návrhu vyplýva, že sa môže aj kombinovať, teda v prekrytí by mohla byť definovaná konštanta, ktorej text sa má zobraziť, avšak toto správanie je z pohľadu celkovej funkčnosti nevyužiteľné. </text:span><text:span text:style-name="T85">Teda v systéme sa bude používať v konkrétnej tabuľke a jej konkrétnom stĺpci preklad buď pomocou druhého alebo tretieho riešenia.</text:span></text:p>
      <text:h text:style-name="P157" text:outline-level="3"><text:bookmark-start text:name="__RefHeading__2882_1305038357"/>Úlohy a zostavy úloh<text:bookmark-end text:name="__RefHeading__2882_1305038357"/></text:h>
      <text:p text:style-name="P63">Systém ma umožniť vytvárať, upravovať a uchovávať čiastkové úlohy (ďalej len úlohy), ktoré pozostávajú z názvu úlohy, textu úlohy, jej kategorizácie vrámci editovateľnej hierarchickej štruktúry kategórií a súborov k úlohe.</text:p>
      <text:p text:style-name="P64">Každá úloha musí implementovať jazykové prekrytie, kvôli lokalizácii vlastného textu zadania do viacerých jazykov, ktoré systém podporuje.</text:p>
      <text:p text:style-name="P65">Úloha môže aj nemusí mať vzorové riešenia, tie však nebudú viditeľné pre študentov, budú slúžiť len učiteľom.</text:p>
      <text:p text:style-name="P59"><text:span text:style-name="T114">Samotné úlohy nie sú viditeľné pre študentov. </text:span><text:span text:style-name="T115">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66">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66">Voliteľne sa bude dať nastaviť skupina, v rámci zvoleného kurzu, len pre ktorú sa má zostava zobrazovať.</text:p>
      <text:p text:style-name="P60"><text:span text:style-name="T116">Bude možné zadať časovú informáciu, dátum a čas, kedy sa má začať zostava zobrazovať. Rovnakým spôsobom sa bude dať nastaviť dátum a čas ukončenia odosielania súborov s riešením. </text:span><text:span text:style-name="T117">Ak tieto časové informácie nebudú zadané, zostava sa jednoducho zobrazí ihneď a odosielanie súborov nebude nijako časovo limitované.</text:span></text:p>
      <text:p text:style-name="P61"><text:span text:style-name="T118">Ak to bude potrebné, bude môcť učiteľ zvoliť miestnosť v ktorej prebieha vyučovanie predtým zvolenej skupiny, čo spôsobí, že sa zostava zobrazí v </text:span><text:soft-page-break/><text:span text:style-name="T118">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119">Samozrejme, že ak nebude nastavený žiaden čas zverejnenia zostavy, výber miestnosti nijako neovplyvní, kedy sa zostava zobrazí.</text:span></text:p>
      <text:p text:style-name="P67">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62"><text:span text:style-name="T120">Keďže je občas nutné pozmeniť zadanie úlohy alebo tú istú zostavu zadať napríklad inej skupine, bude možné zostavy aj úlohy klonovať. </text:span><text:span text:style-name="T121">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158" text:outline-level="3"><text:bookmark-start text:name="__RefHeading__5004_1305038357"/>Unit testy<text:bookmark-end text:name="__RefHeading__5004_1305038357"/></text:h>
      <text:p text:style-name="P68">K jednotlivým úlohám bude možné vytvoriť unit testy. <text:span text:style-name="T122">Na vytváranie unit testov bude existovať abstraktný adaptér a z neho odvodené inštancie pre unit testy pre rôzne programovacie jazyky.</text:span></text:p>
      <text:p text:style-name="P81">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82">Spoločným menovateľom adaptérov pre unit testy bude podobný editor unit testov v administrácii, kompletizácia unit testov do skompilovatelného kódu a spúšťanie unit testov pre jednotlivé súbory riešení.</text:p>
      <text:p text:style-name="P83">Samotný návrh editora pozostáva z troch tabuliek v databáze.</text:p>
      <text:p text:style-name="P83">Prvá tabuľka unit testov bude popisovať ku ktorej úlohe unit testy patria a aký programovací jazyk (adaptér unit testov) používajú.</text:p>
      <text:p text:style-name="P83">Druhá tabuľka bude obsahovať informácie o menách jednotlivých test case a bude odkazovať na prvú tabuľku. Teda unit testy pre jednu úlohu budú môcť mať viacero test case.</text:p>
      <text:p text:style-name="P83">Tretia tabuľka bude popisovať testovacie funkcie vrámci test case. Bude obsahovať odkaz na druhú tabuľku, bude mať unikátne meno testovacej funkcie vrámci test case, kód samotnej funkcie a typ tejto funkcie (napríklad anotácia funkcie).</text:p>
      <text:p text:style-name="P84"><text:soft-page-break/>K jednotlivým unit testom ako celku bude možné pridávať súbory, či už dátové súbory potrebné pre testy alebo súbory s zdrojovým kódom, ktoré sú vyžadované pri kompilácii testov.</text:p>
      <text:p text:style-name="P84">Keďže unit testy budú viazané na samostatné úlohy, pri testovaní zostavy úloh sa budú vždy spúšťať pre každú jednu členskú úlohu zostavy samostatne s tým istým študentským riešením.</text:p>
      <text:p text:style-name="P69"><text:span text:style-name="T123">Z rovnakých dôvodov náväznosti na samostatné úlohy sa budú aj unit testy klonovať spolu s úlohou </text:span><text:span text:style-name="T124">(ak sa učiteľ rozhodne klonovať úlohu, ktorá obsahuje aj unit testy)</text:span><text:span text:style-name="T123">.</text:span></text:p>
      <text:h text:style-name="P167" text:outline-level="3"><text:bookmark-start text:name="__RefHeading__1316_1900703795"/>Dátová štruktúra databázy<text:bookmark-end text:name="__RefHeading__1316_1900703795"/></text:h>
      <text:p text:style-name="P41"><draw:frame draw:style-name="fr1" draw:name="Rámec1" text:anchor-type="paragraph" svg:width="16.701cm" draw:z-index="0"><draw:text-box fo:min-height="14.102cm"><text:p text:style-name="Illustration"><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0" text:name="Illustration" text:formula="ooow:Illustration+1" style:num-format="1">1</text:sequence>: Databázová štruktúra</text:p></draw:text-box></draw:frame></text:p>
      <text:p text:style-name="P42">V zjednodušenej schéme zapojenia databázových tabuliek do relácií platia tieto pravidlá:</text:p>
      <text:list xml:id="list32531259" text:style-name="L16">
        <text:list-item>
          <text:p text:style-name="P112">na hrubo označený text je časťou primárneho kľúča tabuľky,</text:p>
        </text:list-item>
        <text:list-item>
          <text:p text:style-name="P112">podčiarknutý text je cudzím kľúčom do inej tabuľky,</text:p>
        </text:list-item>
        <text:list-item>
          <text:p text:style-name="P112">názvy tabuliek končiace sufixom _rel označujú join tabuľky, nebudú v zdrojovom kóde inštancované ako objekty modelov.</text:p>
        </text:list-item>
      </text:list>
      <text:p text:style-name="P36"><text:span text:style-name="T88">Tri tabuľky, migrations, translations a lang_overlays sú pomocné tabuľky a tabuľky obsahujúce jazykové preklady, </text:span><text:span text:style-name="T89">nie sú v žiadnej priamej relácii s inými tabuľkami.</text:span></text:p>
      <text:h text:style-name="P159" text:outline-level="3"/>
      <text:h text:style-name="P168" text:outline-level="3"><text:bookmark-start text:name="__RefHeading__1318_1900703795"/>Dátová štruktúra súborového systému<text:bookmark-end text:name="__RefHeading__1318_1900703795"/></text:h>
      <text:p text:style-name="P43">Všetky súbory, ktoré sa týkajú priamo aj nepriamo obsahu stránky generovanej systémom budú začlenená do dvoch hlavných adresárov, public a private.</text:p>
      <text:p text:style-name="P43">Do adresára public sa budú umiestňovať všetky súbory verejnej povahy, ako sú javascript, css, súbory obrázkov k používateľskému prostrediu alebo iné priamo zobrazované súbory (napr. flash).</text:p>
      <text:p text:style-name="P44">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45">Dôvodom tohto rozdelenia je snaha zabrániť neautorizovanému prístupu k súborom, ktoré by mohli poskytnúť študentom výhodu (nakoľko by mohli z týchto súborov vyčítať riešenie úloh a pod.).</text:p>
      <text:h text:style-name="P160" text:outline-level="3"><text:bookmark-start text:name="__RefHeading__1320_1900703795"/><text:span text:style-name="T90">Používateľské rozhranie </text:span><text:span text:style-name="T91">pre učiteľov (administrácia)</text:span><text:bookmark-end text:name="__RefHeading__1320_1900703795"/></text:h>
      <text:p text:style-name="P46"><draw:frame draw:style-name="fr1" draw:name="Rámec2" text:anchor-type="paragraph" svg:width="16.701cm" draw:z-index="2"><draw:text-box fo:min-height="11.91cm"><text:p text:style-name="Illustration"><draw:frame draw:style-name="fr2" draw:name="obrázky2" text:anchor-type="paragraph" svg:x="0.004cm" svg:y="0.002cm" svg:width="16.701cm" style:rel-width="100%" svg:height="11.91cm" style:rel-height="scale" draw:z-index="3"><draw:image xlink:href="Pictures/100002010000038700000284A97EA559.png" xlink:type="simple" xlink:show="embed" xlink:actuate="onLoad"/></draw:frame>Obrázok <text:sequence text:ref-name="refIllustration1" text:name="Illustration" text:formula="ooow:Illustration+1" style:num-format="1">2</text:sequence>: Dialógové okno pre prihlásenie učiteľa</text:p></draw:text-box></draw:frame></text:p>
      <text:p text:style-name="P37"><text:span text:style-name="T92">Na obrázku </text:span><text:span text:style-name="T92"><text:sequence-ref text:reference-format="value" text:ref-name="refIllustration1">2</text:sequence-ref></text:span><text:span text:style-name="T92"> môžeme vidieť návrh rozhrania pre prihlásenie učiteľa do administrácie systému. </text:span><text:span text:style-name="T93">Ide o jednoduchý formulár, v ktorom učiteľ zadá svoju e-mailovú adresu a heslo. </text:span><text:span text:style-name="T94">Ak budú zadané údaje správne, učiteľ bude </text:span><text:soft-page-break/><text:span text:style-name="T94">prihlásený do administrácie a bude pokračovať buď na východziu stránku, alebo na tú stránku, ktorú mal otvorenú posledne a pri prístupe k nej systém zistil, že platnosť jeho SESSION dát vypršala.</text:span></text:p>
      <text:p text:style-name="P47"><draw:frame draw:style-name="fr1" draw:name="Rámec3" text:anchor-type="paragraph" svg:width="16.701cm" draw:z-index="4"><draw:text-box fo:min-height="11.626cm"><text:p text:style-name="Illustration"><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2" text:name="Illustration" text:formula="ooow:Illustration+1" style:num-format="1">3</text:sequence>: Obrazovka editora jazykových konštánt</text:p></draw:text-box></draw:frame></text:p>
      <text:p text:style-name="P37"><text:span text:style-name="T94"><text:sequence-ref text:reference-format="category-and-value" text:ref-name="refIllustration2">Obrázok 3</text:sequence-ref></text:span><text:span text:style-name="T94"> </text:span><text:span text:style-name="T95">zobrazuje rozhranie editora jazykových konštánt. </text:span><text:span text:style-name="T96">Jazykové konštanty sú zobrazené v riadkoch tabuľky spolu s prekladom do všetkým podporovaných jazykov. Stĺpce z jazykmi pribudnú, ak je do systému pridaný nový jazyk. </text:span><text:span text:style-name="T97">Každý riadok sa ukladá alebo vymazáva pomocou AJAX volania, takže nie je nutné zakaždým znovu-renderovať a zobrazovať celú stránku.</text:span></text:p>
      <text:p text:style-name="P48">Tlačidlo Nová konštanta otvorí novú stránku pomocou FancyBox-u, bude tu formulár na vytvorenie konštanty a prekladu pre všetky podporované jazyky.</text:p>
      <text:p text:style-name="P38"><text:span text:style-name="T98">Na tomto obrázku si tiež môžeme povšimnúť základné rozčlenenie rozhrania pre administráciu. V hornej časti nad nadpisom je lišta s informáciou o otvorenej zostave úloh v ľavo a informácie o prihlásenom učiteľovi v pravo. </text:span><text:span text:style-name="T99">Pod nadpisom sa nachádza hlavná navigácia, ktorá bude viacúrovňová. Celá táto štandardná hlavička bude navyše pevne umiestnená na vrchu stránky a bude </text:span><text:span text:style-name="T100">vždy viditeľná</text:span><text:span text:style-name="T99"> </text:span><text:span text:style-name="T100">(teda obsah stránky sa bude posúvať pod ňu pri pri vertikálnom posuve obsahu)</text:span><text:span text:style-name="T99">.</text:span></text:p>
      <text:p text:style-name="P49"><draw:frame draw:style-name="fr1" draw:name="Rámec4" text:anchor-type="paragraph" svg:width="16.701cm" draw:z-index="6"><draw:text-box fo:min-height="11.626cm"><text:p text:style-name="Illustration"><draw:frame draw:style-name="fr2" draw:name="obrázky4" text:anchor-type="paragraph" svg:x="0.004cm" svg:y="0.002cm" svg:width="16.701cm" style:rel-width="100%" svg:height="11.626cm" style:rel-height="scale" draw:z-index="7"><draw:image xlink:href="Pictures/100002010000039D000002841FA94DDB.png" xlink:type="simple" xlink:show="embed" xlink:actuate="onLoad"/></draw:frame>Obrázok <text:sequence text:ref-name="refIllustration3" text:name="Illustration" text:formula="ooow:Illustration+1" style:num-format="1">4</text:sequence>: FancyBox s editorom pre novú jazykovú konštantu</text:p></draw:text-box></draw:frame><text:soft-page-break/></text:p>
      <text:p text:style-name="P38"><text:span text:style-name="T99"><text:sequence-ref text:reference-format="category-and-value" text:ref-name="refIllustration3">Obrázok 4</text:sequence-ref></text:span><text:span text:style-name="T99"> </text:span><text:span text:style-name="T101">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101"><text:sequence-ref text:reference-format="value" text:ref-name="refIllustration2">3</text:sequence-ref></text:span><text:span text:style-name="T101">.</text:span></text:p>
      <text:p text:style-name="P50"><draw:frame draw:style-name="fr1" draw:name="Rámec5" text:anchor-type="paragraph" svg:width="16.701cm" draw:z-index="8"><draw:text-box fo:min-height="11.626cm"><text:p text:style-name="Illustration"><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4" text:name="Illustration" text:formula="ooow:Illustration+1" style:num-format="1">5</text:sequence>: Všeobecné rozdelenie editorov tabuľkových záznamov</text:p></draw:text-box></draw:frame><text:soft-page-break/></text:p>
      <text:p text:style-name="P38"><text:span text:style-name="T101"><text:sequence-ref text:reference-format="category-and-value" text:ref-name="refIllustration4">Obrázok 5</text:sequence-ref></text:span><text:span text:style-name="T101"> </text:span><text:span text:style-name="T102">zobrazuje </text:span><text:span text:style-name="T103">všeobecné rozdelenie editorov tabuľkových záznamov. Symbolicky tu možno vidieť tri hlavné oblasti:</text:span></text:p>
      <text:list xml:id="list32531473" text:style-name="L17">
        <text:list-item>
          <text:p text:style-name="P113">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13">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13">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161" text:outline-level="3"><text:bookmark-start text:name="__RefHeading__1794_1900703795"/><text:soft-page-break/>Používateľské rozhranie pre študentov<text:bookmark-end text:name="__RefHeading__1794_1900703795"/></text:h>
      <text:p text:style-name="P51"><draw:frame draw:style-name="fr1" draw:name="Rámec6" text:anchor-type="paragraph" svg:width="16.701cm" draw:z-index="10"><draw:text-box fo:min-height="11.689cm"><text:p text:style-name="Illustration"><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5" text:name="Illustration" text:formula="ooow:Illustration+1" style:num-format="1">6</text:sequence>: Zobrazenie všetkých kurzov študentovi</text:p></draw:text-box></draw:frame></text:p>
      <text:p text:style-name="P39"><text:span text:style-name="T104"><text:sequence-ref text:reference-format="category-and-value" text:ref-name="refIllustration5">Obrázok 6</text:sequence-ref></text:span><text:span text:style-name="T104">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52">Tlačidlo prihlásiť sa na kurz bude zobrazené len pri tých kurzoch, na ktoré študent nemá v systéme evidovanú prihlášku. </text:p>
      <text:p text:style-name="P52">Tlačidlo označiť ako aktívny kurz nastaví študentovi aktívny kurz a následne bude študent pracovať s úlohami v tomto kurze. Tlačidlo nebude zobrazené pri kurze, ktorý je aktívny.</text:p>
      <text:p text:style-name="P53">Môžeme si tiež všimnúť podobnosť hornej lišty s tou, ktorá bude v administrácii. V tomto prípade ale nebude statická a bude viditeľná len ak je do systému prihlásený študent so svojim účtom.</text:p>
      <text:p text:style-name="P53"><draw:frame draw:style-name="fr1" draw:name="Rámec7" text:anchor-type="paragraph" svg:width="16.701cm" draw:z-index="12"><draw:text-box fo:min-height="11.689cm"><text:p text:style-name="Illustration"><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6" text:name="Illustration" text:formula="ooow:Illustration+1" style:num-format="1">7</text:sequence>: Zobrazenie zadaní pre študenta spolu s ich vyhodnotením</text:p></draw:text-box></draw:frame><text:soft-page-break/></text:p>
      <text:p text:style-name="P40"><text:span text:style-name="T105"><text:sequence-ref text:reference-format="category-and-value" text:ref-name="refIllustration6">Obrázok 7</text:sequence-ref></text:span><text:span text:style-name="T105"> </text:span><text:span text:style-name="T106">zobrazuje zoznam úloh pre študenta v aktívnom kurze. Úlohy sú rozdelené podla ich typov (domáca úloha, cvičenie, prémiová úloha, atď.), každá úloha obsahuje aj hodnotenie (počet bodov) a komentár od hodnotiaceho učiteľa.</text:span></text:p>
      <text:p text:style-name="P54"><text:span text:style-name="T106">Pod každou tabuľkou k jednotlivým typom úloh je zobrazený celkový počet bodov za tento typ úloh, ktoré študent ich vypracovaním dosiahol. </text:span><text:span text:style-name="T107">Úplne dole pod všetkými úlohami je zobrazený celkový počet bodov za všetky typy úloh spolu.</text:span></text:p>
      <text:p text:style-name="P70"><draw:frame draw:style-name="fr1" draw:name="Rámec8" text:anchor-type="paragraph" svg:width="16.701cm" draw:z-index="14"><draw:text-box fo:min-height="11.689cm"><text:p text:style-name="Illustration"><draw:frame draw:style-name="fr2" draw:name="obrázky8" text:anchor-type="paragraph" svg:x="0.004cm" svg:y="0.002cm" svg:width="16.701cm" style:rel-width="100%" svg:height="11.689cm" style:rel-height="scale" draw:z-index="15"><draw:image xlink:href="Pictures/100002010000039800000284D7B406F8.png" xlink:type="simple" xlink:show="embed" xlink:actuate="onLoad"/></draw:frame>Obrázok <text:sequence text:ref-name="refIllustration7" text:name="Illustration" text:formula="ooow:Illustration+1" style:num-format="1">8</text:sequence>: Stránka s textom zadania úlohy pre študenta</text:p></draw:text-box></draw:frame><text:soft-page-break/></text:p>
      <text:p text:style-name="P54"><text:span text:style-name="T107"><text:sequence-ref text:reference-format="category-and-value" text:ref-name="refIllustration7">Obrázok 8</text:sequence-ref></text:span><text:span text:style-name="T107"> </text:span><text:span text:style-name="T108">zobrazuje ako bude vyzerať zobrazenie textu zadania úlohy pre študenta, študent sa sem dostane po kliknutí na názov úlohy v zozname úloh (obrázok </text:span><text:span text:style-name="T108"><text:sequence-ref text:reference-format="value" text:ref-name="refIllustration6">7</text:sequence-ref></text:span><text:span text:style-name="T108">).</text:span></text:p>
      <text:p text:style-name="P55"><text:span text:style-name="T109">Táto stránka bude rozdelená do dvoch záložiek, obrázok </text:span><text:span text:style-name="T109"><text:sequence-ref text:reference-format="value" text:ref-name="refIllustration7">8</text:sequence-ref></text:span><text:span text:style-name="T109">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56"><text:span text:style-name="T110">V prípade, že nebude povolené odosielanie súborov riešenia, nebude viditeľná ani záložka s riešeniami zadania prihláseným študentom. Obsah tejto záložky zobrazuje obrázok </text:span><text:span text:style-name="T110"><text:sequence-ref text:reference-format="value" text:ref-name="refIllustration8">9</text:sequence-ref></text:span><text:span text:style-name="T110">.</text:span></text:p>
      <text:p text:style-name="P71"><draw:frame draw:style-name="fr1" draw:name="Rámec9" text:anchor-type="paragraph" svg:width="16.701cm" draw:z-index="16"><draw:text-box fo:min-height="11.689cm"><text:p text:style-name="Illustration"><draw:frame draw:style-name="fr2" draw:name="obrázky9" text:anchor-type="paragraph" svg:x="0.004cm" svg:y="0.002cm" svg:width="16.701cm" style:rel-width="100%" svg:height="11.689cm" style:rel-height="scale" draw:z-index="17"><draw:image xlink:href="Pictures/100002010000039800000284AC088AAE.png" xlink:type="simple" xlink:show="embed" xlink:actuate="onLoad"/></draw:frame>Obrázok <text:sequence text:ref-name="refIllustration8" text:name="Illustration" text:formula="ooow:Illustration+1" style:num-format="1">9</text:sequence>: Zoznam odovzdaných riešení študentom k zadanej úlohe</text:p></draw:text-box></draw:frame><text:soft-page-break/></text:p>
      <text:p text:style-name="P56"><text:span text:style-name="T110"><text:sequence-ref text:reference-format="category-and-value" text:ref-name="refIllustration8">Obrázok 9</text:sequence-ref></text:span><text:span text:style-name="T110"> </text:span><text:span text:style-name="T111">zobrazuje zoznam odovzdaných riešení študentom v práve otvorenom zadaní. Súbor bude mať pomenovanie podľa mena študenta spolu s ID číslom študenta a číslovaním súboru. Novo odovzdané riešenie teda neprepisuje skorej odovzdané riešenie.</text:span></text:p>
      <text:p text:style-name="P72">Pri každom súbore bude označovacie políčko, ktorým bude môcť študent spustiť unit test na zvolené riešenie. Na spustenie unit testu sa bude dať vybrať maximálne jedno riešenie.</text:p>
      <text:p text:style-name="P57"><text:span text:style-name="T112">Ak k zadaniu úlohy nie je prístupný žiaden unit test, nebudú viditeľné ani označovacie políčka. </text:span><text:span text:style-name="T113">Jednotlivé unit testy sa budú líšiť len tým, v akom programovacom jazyku sú definované.</text:span></text:p>
      <text:p text:style-name="P73">Po stlačení tlačidla spustiť sa na vybrané riešenie postupne spustia unit testy <text:s/>všetkých čiastkových úloh, výsledok unit testu bude zobrazený v oddelenom okne.</text:p>
      <text:h text:style-name="P151" text:outline-level="2"><text:bookmark-start text:name="__RefHeading__6220_1305038357"/>Analýza technológií<text:bookmark-end text:name="__RefHeading__6220_1305038357"/></text:h>
      <text:p text:style-name="P74"><text:span text:style-name="T125">V kapitole </text:span><text:span text:style-name="T125"><text:bookmark-ref text:reference-format="chapter" text:ref-name="__RefHeading__2186_516658299">2.2</text:bookmark-ref></text:span><text:span text:style-name="T125"> </text:span><text:span text:style-name="T125"><text:bookmark-ref text:reference-format="text" text:ref-name="__RefHeading__2186_516658299">Prehľad existujúcich systémov</text:bookmark-ref></text:span><text:span text:style-name="T125"> už bol opísaný zoznam použiteľných hotových riešení alebo frameworkov vhodných na riešenie návrhu a implementácie systému L.I.S.T.</text:span></text:p>
      <text:p text:style-name="P75"><text:span text:style-name="T126">Keďže jednou s najdôležitejších požiadaviek na nový systém je jeho prehľadnosť a jednoduchosť zásahov doň, napr. kvôli neskoršej implementácii nových funkcií, rozhodol som sa na implementáciu systému použiť čo možno najviac open-source riešení tretích strán, ktoré majú prístupnú a zrozumiteľnú dokumentáciu a/alebo jednoduché a účinné nástroje na správu. </text:span><text:span text:style-name="T127">Z tohto dôvodu som sa rozhodol implementovať systém pomocou známeho frameworku pre PHP CodeIgniter 2.1.3.</text:span></text:p>
      <text:p text:style-name="P76"><text:span text:style-name="T128">Východiskový framework je vynikajúco zdokumentovaný a prípadnému ďalšiemu autorovi rozšírení do systému L.I.S.T. by nemalo trvať dlho preniknúť do jeho funkcionality. Navyše framework CodeIgniter je založený na klasickom programátorskom prístupe, Model-View-Controller, ktorý do veľkej miery sám výborne sprehľadňuje zdrojový kód a výborne logicky oddeľuje funkčné celky, prístup k dátam a výsledné zobrazovanie obsahu použ</text:span><text:span text:style-name="T129">í</text:span><text:span text:style-name="T128">vateľovi.</text:span></text:p>
      <text:p text:style-name="P85">CodeIgniter sám osebe používa ako views klasické php skripty, ktoré majú nevýhodu zlej prehľadnosti pri väčších šablónach. Aby boli šablóny pre views prehľadnejšie, použijem v implementácii systému Smarty template engine, PHP riešenie pre robustné zobrazovacie šablóny z množstvom užitočných funkcií a pluginov. Smarty sa dá jednoducho dopĺňať o vlastné pluginy a kód šablón napísaný pomocou Smarty je prehľadnejší. Navyše editory ako je NetBeans podporujú priamo zvýrazňovanie syntaxe v šablónach pre Smarty.</text:p>
      <text:p text:style-name="P77"><text:span text:style-name="T130">Ako databázový engine volím MySQL 5.5, prípadne MariaDB 5.5, s ktorým pracujem dlhodobo a celkom dobre ho poznám. Z výkonnostného hľadiska je postačujúci a na správu databázy sa dajú výborne použiť webové nástroje phpMyAdmin. </text:span><text:span text:style-name="T131">MySQL podporuje pre tabuľky viacero storage engine systémov, pre implementáciu systému z dôvodu používania transakcií sa bude používať InnoDB.</text:span></text:p>
      <text:p text:style-name="P78"><text:span text:style-name="T132">CodeIgniter implementuje niekoľko databázových adaptérov, ale to čo samotnému frameworku chýba, je nejaký systém pre objektovo relačné mapovanie tabuliek databázy na objekty PHP. Za týmto účelom použijem práve takýto ORM plugin od niekoľkých komunitných autorov z názvom DataMapper ORM. Výhodou je zjednodušenie písania dopytov na databázu a fakt, že DataMapper dokáže sám manažovať relácie, napr. keď je odstránený riadok z jednej tabuľky, ktorý je v relácii s riadkami v iných tabuľkách, DataMapper vykoná potrebné zmeny sám vo všetkých dotknutých tabuľkách. V súčinnosti s transakciami vďaka InnoDB bude systém menej náchylný na dostávanie sa do nekonzistentného stavu v databáze. </text:span><text:span text:style-name="T133">DataMapper ORM má rovnako prehľadnú dokumentáciu ako CodeIgniter, čo je jeho ďalšie veľké plus.</text:span></text:p>
      <text:p text:style-name="P79"><text:span text:style-name="T134">Aby boli prehľadné a jednoduché aj zdrojové kódy skriptov bežiacich na </text:span><text:soft-page-break/><text:span text:style-name="T134">strane klienta, budú tieto skripty implementované pomocou populárneho JavaScript frameworku jQuery. Jeho použitie má nesporné výhody v zjednodušení práce s klientskými skriptami a vďaka existencii množstva pluginov je vďaka jQuery možné veľmi rýchlo implementovať takmer hocijakú funkcionalitu. </text:span><text:span text:style-name="T135">jQuery má výbornú podporu pre AJAX, ktorá bude v systéme hojne využívaná, nakoľko pomocou tejto technológie sa dá webová aplikácia do značnej miery priblížiť k desktopovej.</text:span></text:p>
      <text:p text:style-name="P80"><text:span text:style-name="T136">Ako rozšírenie pre jQuery sa určite použije jQueryUI na rôzne prvky používateľského rozhrania, najmä v učiteľskej administrácii. Výborné uplatnenie tu tiež nájde rozšírenie FancyBox, ktoré je určené na zobrazovanie rôzneho obsahu vo vlastnom viewporte, pričom prekryje obsah stránky. FancyBox sa bude používať hlavne v administrácii namiesto klasických popup okien, v študentskej časti plánujem jeho využitie pri spúšťaní </text:span><text:span text:style-name="T137">a zobrazovaní výsledkov</text:span><text:span text:style-name="T136"> unit testov.</text:span></text:p>
      <text:p text:style-name="P86"><text:span text:style-name="T138">Na implementáciu WYSIWYG editor</text:span><text:span text:style-name="T139">ov</text:span><text:span text:style-name="T138"> </text:span><text:span text:style-name="T139">v administrácii plánujem použiť TinyMCE, čo je rovnako výborne zdokumentovaný JavaScriptový textový editor, nahradzujúci klasický HTML textarea element (ak je na konkrétnom textarea inicializovaný). </text:span><text:span text:style-name="T140">Od rovnakého autora, Moxiecode, plánujem použiť na hromadné uploadovanie súborov v administrácii Plupload, robustný uploadovací </text:span><text:span text:style-name="T141">softvér</text:span><text:span text:style-name="T140"> schopný bežať na viacerých runtime rozhraniach, </text:span><text:span text:style-name="T141">vrátane HTML 5, na starších prehliadačoch sa dá využiť Flash, prípadne Silverlight na starších Internet Explorer prehliadačoch</text:span><text:span text:style-name="T140">. </text:span><text:span text:style-name="T141">Obe tieto riešenia majú podporu pre jQuery, čiže ich integrácia a práca s nimi je rovnako nenáročná. </text:span><text:span text:style-name="T142">Na Plupload však bude treba doprogramovať do CodeIgniter-u vlastnú knižnicu, ktorá upload cez túto technológiu umožní, nakoľko Plupload nepoužíva klasický spôsob uploadu.</text:span></text:p>
      <text:h text:style-name="P149" text:outline-level="2"><text:bookmark-start text:name="__RefHeading__1655_1845999739"/>Špecifikácia komponentov<text:bookmark-end text:name="__RefHeading__1655_1845999739"/></text:h>
      <text:p text:style-name="P87"><text:span text:style-name="T143">V kapitole </text:span><text:span text:style-name="T143"><text:bookmark-ref text:reference-format="chapter" text:ref-name="__RefHeading__6220_1305038357">4.2</text:bookmark-ref></text:span><text:span text:style-name="T143"> </text:span><text:span text:style-name="T143"><text:bookmark-ref text:reference-format="text" text:ref-name="__RefHeading__6220_1305038357">Analýza technológií</text:bookmark-ref></text:span><text:span text:style-name="T143"> boli upresnené niektoré technológie, ktoré sa pri implementácii systému budú používať. 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span></text:p>
      <text:h text:style-name="P162" text:outline-level="3"><text:bookmark-start text:name="__RefHeading__1638_128069365"/>Databázové komponenty<text:bookmark-end text:name="__RefHeading__1638_128069365"/></text:h>
      <text:p text:style-name="P114">V aplikácii budú existovať dva druhy modelov:</text:p>
      <text:list xml:id="list32511483" text:style-name="L18">
        <text:list-item>
          <text:p text:style-name="P115">klasické modely z frameworku CodeIgniter,</text:p>
        </text:list-item>
        <text:list-item>
          <text:p text:style-name="P115">modely mapujúce tabuľky a relácie medzi tabuľkami na vlastné objekty (v PHP) z rozšírenia DataMapper ORM.</text:p>
        </text:list-item>
      </text:list>
      <text:p text:style-name="P116">Druhý typ modelov sa bude používať v prevažnej miere, pretože hlavnú dátovú architektúru predstavujú klasické tabuľky v reláciách medzi sebou, ktoré tento typ modelov elegantne mapuje do PHP objektov. </text:p>
      <text:p text:style-name="P88"><text:span text:style-name="T144">Prvý typ modelu sa použije napríklad pri tabuľke na používateľské jazykové konštanty s textami prekladu do podporovaných jazykov. </text:span><text:span text:style-name="T145">Takáto tabuľka sa </text:span><text:soft-page-break/><text:span text:style-name="T145">od bežných líši tým, že nebude mat primárny kľúč typu integer v jednom stĺpci, ale bude mať ako primárny kľúč dva stĺpce typu varchar (na názov konštanty a jazyk, pre ktorý je určená). </text:span><text:span text:style-name="T146">Keďže DataMapper vie pracovať len s architektúrou tabuľky, kde primárnym kľúčom je jeden stĺpec typu integer, nemôže byť použitý na tabuľky inej architektúry.</text:span><text:span text:style-name="T145"> </text:span></text:p>
      <text:h text:style-name="P163" text:outline-level="3"><text:bookmark-start text:name="__RefHeading__1640_128069365"/>Zobrazovacie komponenty<text:bookmark-end text:name="__RefHeading__1640_128069365"/></text:h>
      <text:p text:style-name="P117">Smarty template engine, ktorý sa bude používať namiesto klasického systému views, bude zakomponovaný do CodeIgniter frameworku tak, aby v kóde fungoval ako originálna trieda Parser, avšak bude podporovať všetku svoju funkcionalitu.</text:p>
      <text:p text:style-name="P118">Views, využívajúce Smarty, budú následne rozdelené do štyroch skupín:</text:p>
      <text:list xml:id="list32541428" text:style-name="L19">
        <text:list-item>
          <text:p text:style-name="P119">šablóny pre backend, teda učiteľskú administráciu systému,</text:p>
        </text:list-item>
        <text:list-item>
          <text:p text:style-name="P119">šablóny pre frontend, teda študentskú časť systému,</text:p>
        </text:list-item>
        <text:list-item>
          <text:p text:style-name="P119">parciálne šablóny,</text:p>
        </text:list-item>
        <text:list-item>
          <text:p text:style-name="P119">layouty.</text:p>
        </text:list-item>
      </text:list>
      <text:p text:style-name="P120">Prvé dve spomenuté triedy budú klasickými views umiestnenými v podadresároch podľa názvu svojho ovládača (Controller) a pomenované podľa akcie v ovládači, ku ktorej patria, napr.: backend/teachers/login.tpl</text:p>
      <text:p text:style-name="P121">Tretia skupina, parciálne šablóny, budú rozdelené tiež pre backend a frontend, avšak tieto budú 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121">Posledná, štvrtá, trieda budú také šablóny, ktoré definujú zloženie layoutu HTML výstupu zo 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P164" text:outline-level="3"><text:bookmark-start text:name="__RefHeading__1642_128069365"/>Ovládacie komponenty<text:bookmark-end text:name="__RefHeading__1642_128069365"/></text:h>
      <text:p text:style-name="P122">Ovládacie komponentý, Controllers, predstavujú spojovacie uzly medzi dátovými a zobrazovacími komponentami. Ich účelom je prevziať používateľskú požiadavku, spustiť požadované algoritmy a dať používateľovi požadovanú odpoveď.</text:p>
      <text:p text:style-name="P122">Ovládače budú v aplikácii dvoch typov, pre študentskú a učiteľskú časť zvlášť.</text:p>
      <text:p text:style-name="P123">Základom oboch typov ovládačov bude vlastná odvodená trieda <text:span text:style-name="T153">LIST</text:span>_Controller, ktorá bude implementovať niektoré spoločné funkcie všetkých ovládačov.</text:p>
      <text:h text:style-name="P150" text:outline-level="2"><text:bookmark-start text:name="__RefHeading__1644_128069365"/><text:soft-page-break/>Architektúra pridaných komponentov<text:bookmark-end text:name="__RefHeading__1644_128069365"/></text:h>
      <text:h text:style-name="P165" text:outline-level="3"><text:span text:style-name="T152">Spoločný základný ovládač </text:span><text:span text:style-name="T153">LIST</text:span><text:span text:style-name="T152">_Controller</text:span></text:h>
      <text:p text:style-name="P125"><text:span text:style-name="T154">Tento ovládač bude základom pre ostatné ovládače jak pre frontend tak pre backend (študentská a učiteľská časť).</text:span></text:p>
      <text:p text:style-name="P125"><text:span text:style-name="T154">Bude implementovať tieto funkcie:</text:span></text:p>
      <text:list xml:id="list33219948" text:style-name="L20">
        <text:list-item>
          <text:p text:style-name="P130"><text:span text:style-name="T158">__</text:span><text:span text:style-name="T159">construct</text:span><text:span text:style-name="T155">() </text:span><text:span text:style-name="T47">- kon</text:span><text:span text:style-name="T7">štruktor triedy, ktorý vytvorí databázové spojenie, pripraví všeobecne používané knižnice a modely a vloží študentské a učiteľské dáta do Smarty template engine,</text:span></text:p>
        </text:list-item>
        <text:list-item>
          <text:p text:style-name="P126"><text:span text:style-name="T160">_init_language_for_student</text:span><text:span text:style-name="T155">() </text:span><text:span text:style-name="T156">- inicializuje jazykové nastavenie podľa voľby jazyka rozhrania vybraného prihláseným študentom, ak nie je študent prihlásený, použije sa </text:span><text:span text:style-name="T157">štandardné jazykové nastavenie,</text:span></text:p>
        </text:list-item>
        <text:list-item>
          <text:p text:style-name="P126"><text:span text:style-name="T159">_load_student_langfile</text:span><text:span text:style-name="T155">(</text:span><text:span text:style-name="T172">$filename</text:span><text:span text:style-name="T45"> = </text:span><text:span text:style-name="T198">NULL</text:span><text:span text:style-name="T45">) –</text:span><text:span text:style-name="T8">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126"><text:span text:style-name="T160">_init_language_for_teacher</text:span><text:span text:style-name="T45">() </text:span><text:span text:style-name="T8">- funguje rovnako ako metóda inicializácie jazyka pre študenta, </text:span><text:span text:style-name="T165">_init_language_for_student</text:span><text:span text:style-name="T8">(), táto ale nastavuje jazyk podľa voľby prihláseného učiteľa,</text:span></text:p>
        </text:list-item>
        <text:list-item>
          <text:p text:style-name="P126"><text:span text:style-name="T160">_load_teacher_langfile</text:span><text:span text:style-name="T45">(</text:span><text:span text:style-name="T172">$filename</text:span><text:span text:style-name="T45"> = </text:span><text:span text:style-name="T198">NULL</text:span><text:span text:style-name="T45">) –</text:span><text:span text:style-name="T8"> </text:span><text:span text:style-name="T9">funguje rovnako ako metóda načítania jazykového súboru študenta, </text:span><text:span text:style-name="T166">_load_student_langfile</text:span><text:span text:style-name="T9">(), ale súbory sa načítavajú s adresára jazykových súborov učiteľa,</text:span></text:p>
        </text:list-item>
        <text:list-item>
          <text:p text:style-name="P126"><text:span text:style-name="T160">_initialize_teacher_menu</text:span><text:span text:style-name="T45">() </text:span><text:span text:style-name="T10">- </text:span><text:span text:style-name="T11">načíta z konfiguračného súboru nastavenie hlavnej navigácie pre učiteľskú administráciu a toto vloží do </text:span><text:span text:style-name="T12">view </text:span><text:span text:style-name="T11">šablóny,</text:span></text:p>
        </text:list-item>
        <text:list-item>
          <text:p text:style-name="P126"><text:span text:style-name="T160">_initialize_open_task_set</text:span><text:span text:style-name="T45">() </text:span><text:span text:style-name="T11">- pripraví dáta pre zobrazenie práve otvorenej zostavy úloh v </text:span><text:span text:style-name="T12">view </text:span><text:span text:style-name="T11">šablóne,</text:span></text:p>
        </text:list-item>
        <text:list-item>
          <text:p text:style-name="P126"><text:span text:style-name="T160">_select_teacher_menu_pagetag</text:span><text:span text:style-name="T45">(</text:span><text:span text:style-name="T172">$tag</text:span><text:span text:style-name="T45"> = </text:span><text:span text:style-name="T191">''</text:span><text:span text:style-name="T45">) </text:span><text:span text:style-name="T11">- </text:span><text:span text:style-name="T13">označí, aká položka v navigácii učiteľskej administrácie je práve aktívna,</text:span></text:p>
        </text:list-item>
        <text:list-item>
          <text:p text:style-name="P126"><text:span text:style-name="T160">_transaction_isolation</text:span><text:span text:style-name="T45">(</text:span><text:span text:style-name="T172">$level</text:span><text:span text:style-name="T45">, </text:span><text:span text:style-name="T172">$area</text:span><text:span text:style-name="T45">) –</text:span><text:span text:style-name="T13"> </text:span><text:span text:style-name="T14">nastaví úroveň izolácie MySQL transakcií podľa zadaných parametrov,</text:span></text:p>
        </text:list-item>
        <text:list-item>
          <text:p text:style-name="P126"><text:span text:style-name="T160">_init_lang_je_messages</text:span><text:span text:style-name="T45">() </text:span><text:span text:style-name="T15">- nastaví pre view šablónu názov súboru JavaScript-u obsahujúcu globálne jazykové nastavenia a texty pre klientské skripty,</text:span></text:p>
        </text:list-item>
        <text:list-item>
          <text:p text:style-name="P126"><text:span text:style-name="T160">_</text:span><text:span text:style-name="T161">add_tinymce</text:span><text:span text:style-name="T46">() </text:span><text:span text:style-name="T15">- </text:span><text:span text:style-name="T16">vloží do view šablóny informácie o tom, aké súbory pre JavaScript a CSS je treba pridať do hlavičky stránky, aby bolo možné na stránke inicializovať TinyMCE WYSIWYG editor,</text:span></text:p>
        </text:list-item>
        <text:list-item>
          <text:p text:style-name="P126"><text:span text:style-name="T161">_add_plupload</text:span><text:span text:style-name="T46">() </text:span><text:span text:style-name="T16">- vloží do view šablóny informácie o tom, aké súbory pre JavaScript a CSS je treba pridať do hlavičky stránky, aby bolo </text:span><text:soft-page-break/><text:span text:style-name="T16">možné na stránke inicializovať Plupload komponent pre prenos súborov na server,</text:span></text:p>
        </text:list-item>
        <text:list-item>
          <text:p text:style-name="P127"><text:span text:style-name="T167">_init_teacher_quick_langmenu</text:span><text:span text:style-name="T46">() </text:span><text:span text:style-name="T16">- </text:span><text:span text:style-name="T17">vloží informácie o tom, aké sú dostupné jazyky pre používateľské prostredie, aby z nich bolo možné vygenerovať menu pre rýchle prepnutie jazyka na stránke,</text:span></text:p>
        </text:list-item>
        <text:list-item>
          <text:p text:style-name="P127"><text:span text:style-name="T168">_</text:span><text:span text:style-name="T169">init</text:span><text:span text:style-name="T162">ialize_student_menu</text:span><text:span text:style-name="T48">() - </text:span><text:span text:style-name="T19">z konfiguračného súboru načíta a inicializuje navigáciu pre študenta, údaje predá do view šablóny</text:span><text:span text:style-name="T48">,</text:span></text:p>
        </text:list-item>
        <text:list-item>
          <text:p text:style-name="P127"><text:span text:style-name="T162">_select_student_menu_pagetag</text:span><text:span text:style-name="T48">(</text:span><text:span text:style-name="T173">$tag</text:span><text:span text:style-name="T48"> = </text:span><text:span text:style-name="T192">''</text:span><text:span text:style-name="T48">) </text:span><text:span text:style-name="T19">- označí aktívny prvok v navigácii študenta, údaj predá view šablóne</text:span><text:span text:style-name="T17">.</text:span></text:p>
        </text:list-item>
      </text:list>
      <text:p text:style-name="P128"><text:span text:style-name="T18">Okrem metód bude obsahovať tieto konštanty:</text:span></text:p>
      <text:list xml:id="list33485391" text:style-name="L21">
        <text:list-item>
          <text:p text:style-name="P129"><text:span text:style-name="T177">TRANSACTION_ISOLATION_REPEATABLE_READ</text:span><text:span text:style-name="T18">,</text:span></text:p>
        </text:list-item>
        <text:list-item>
          <text:p text:style-name="P129"><text:span text:style-name="T177">TRANSACTION_ISOLATION_READ_COMMITTED</text:span><text:span text:style-name="T18">,</text:span></text:p>
        </text:list-item>
        <text:list-item>
          <text:p text:style-name="P129"><text:span text:style-name="T177">TRANSACTION_ISOLATION_READ_UNCOMMITTED</text:span><text:span text:style-name="T18">,</text:span></text:p>
        </text:list-item>
        <text:list-item>
          <text:p text:style-name="P129"><text:span text:style-name="T177">TRANSACTION_ISOLATION_SERIALIZABLE</text:span><text:span text:style-name="T18">,</text:span></text:p>
        </text:list-item>
        <text:list-item>
          <text:p text:style-name="P129"><text:span text:style-name="T177">TRANSACTION_AREA_GLOBAL</text:span><text:span text:style-name="T18">,</text:span></text:p>
        </text:list-item>
        <text:list-item>
          <text:p text:style-name="P129"><text:span text:style-name="T177">TRANSACTION_AREA_SESSION</text:span><text:span text:style-name="T18">.</text:span></text:p>
        </text:list-item>
      </text:list>
      <text:h text:style-name="P166" text:outline-level="3"><text:span text:style-name="T20">Rozšírenie jazykovej triedy LIST_Lang</text:span></text:h>
      <text:p text:style-name="P135"><text:span text:style-name="T21">Táto rozšírená trieda bude implementovať niekoľko vylepšení oproti pôvodnej triede vo frameworku CodeIgniter. </text:span><text:span text:style-name="T22">Bude si pamätať, aký jazyk sa práve používa, umožní externé vloženie jazykových konštánt a bude podporovať jazykové prekrytia.</text:span></text:p>
      <text:p text:style-name="P136"><text:span text:style-name="T22">Trieda bude obsahovať tieto členské premenné:</text:span></text:p>
      <text:list xml:id="list34203621" text:style-name="L22">
        <text:list-item>
          <text:p text:style-name="P131"><text:span text:style-name="T178">$lang_idiom</text:span><text:span text:style-name="T22"> – bude niesť informáciu o zvolenom jazyku,</text:span></text:p>
        </text:list-item>
        <text:list-item>
          <text:p text:style-name="P131"><text:span text:style-name="T178">$lang_overlays</text:span><text:span text:style-name="T22">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137"><text:span text:style-name="T23">Trieda bude tiež implementovať množstvo metód na prácu s jazykom:</text:span></text:p>
      <text:list xml:id="list34237640" text:style-name="L23">
        <text:list-item>
          <text:p text:style-name="P132"><text:span text:style-name="T170">__</text:span><text:span text:style-name="T163">construct</text:span><text:span text:style-name="T49">() </text:span><text:span text:style-name="T51">- kon</text:span><text:span text:style-name="T24">štruktor triedy, ktorý zistí, aký jazyk je nastavený ako východzí a uloží ho do členskej premennej </text:span><text:span text:style-name="T179">$lang_idiom</text:span><text:span text:style-name="T49">,</text:span></text:p>
        </text:list-item>
        <text:list-item>
          <text:p text:style-name="P133"><text:span text:style-name="T163">get_current_idiom</text:span><text:span text:style-name="T49">() </text:span><text:span text:style-name="T25">- vráti obsah členskej premennej </text:span><text:span text:style-name="T180">$lang_idiom</text:span><text:span text:style-name="T49">,</text:span></text:p>
        </text:list-item>
        <text:list-item>
          <text:p text:style-name="P133"><text:span text:style-name="T163">load</text:span><text:span text:style-name="T49">(</text:span><text:span text:style-name="T174">$langfile</text:span><text:span text:style-name="T49"> = </text:span><text:span text:style-name="T193">''</text:span><text:span text:style-name="T49">, </text:span><text:span text:style-name="T174">$idiom</text:span><text:span text:style-name="T49"> = </text:span><text:span text:style-name="T193">''</text:span><text:span text:style-name="T49">, </text:span><text:span text:style-name="T174">$return</text:span><text:span text:style-name="T49"> = </text:span><text:span text:style-name="T199">FALSE</text:span><text:span text:style-name="T49">, </text:span><text:span text:style-name="T174">$add_suffix</text:span><text:span text:style-name="T49"> = </text:span><text:span text:style-name="T199">TRUE</text:span><text:span text:style-name="T49">, </text:span><text:span text:style-name="T174">$alt_path</text:span><text:span text:style-name="T49"> = '') </text:span><text:span text:style-name="T25">- rozšírenie pôvodnej funkcie na načítanie jazykového súboru, zmenené je správanie pri nastavení parametra </text:span><text:span text:style-name="T180">$idiom</text:span><text:span text:style-name="T25"> na prázdny text, vtedy sa použije hodnota v členskej premennej </text:span><text:span text:style-name="T180">$lang_idiom</text:span><text:span text:style-name="T49">,</text:span></text:p>
        </text:list-item>
        <text:list-item>
          <text:p text:style-name="P134"><text:span text:style-name="T164">reinitialize_for_idiom</text:span><text:span text:style-name="T50">(</text:span><text:span text:style-name="T175">$idiom</text:span><text:span text:style-name="T50">) –</text:span><text:span text:style-name="T26"> zmení nastavený idiom jazyka podla </text:span><text:soft-page-break/><text:span text:style-name="T26">parametra </text:span><text:span text:style-name="T27">a znovunačíta všetky jazykové súbory z tohto jazyka</text:span><text:span text:style-name="T50">,</text:span></text:p>
        </text:list-item>
        <text:list-item>
          <text:p text:style-name="P134"><text:span text:style-name="T164">get_list_of_languages</text:span><text:span text:style-name="T50">() </text:span><text:span text:style-name="T28">- vráti zoznam všetkých podporovaných jazykov pre používateľské rozhranie</text:span><text:span text:style-name="T50">,</text:span></text:p>
        </text:list-item>
        <text:list-item>
          <text:p text:style-name="P134"><text:span text:style-name="T164">add_custom_translations</text:span><text:span text:style-name="T50">(</text:span><text:span text:style-name="T175">$translations</text:span><text:span text:style-name="T50">) –</text:span><text:span text:style-name="T29"> vloží do prekladových konštánt vlastné pole prekladových konštánt </text:span><text:span text:style-name="T30">a ich textov</text:span><text:span text:style-name="T50">,</text:span></text:p>
        </text:list-item>
        <text:list-item>
          <text:p text:style-name="P134"><text:span text:style-name="T164">text</text:span><text:span text:style-name="T50">(</text:span><text:span text:style-name="T175">$text</text:span><text:span text:style-name="T50">, </text:span><text:span text:style-name="T175">$default</text:span><text:span text:style-name="T50"> = </text:span><text:span text:style-name="T194">''</text:span><text:span text:style-name="T50">) </text:span><text:span text:style-name="T30">- pokúsi sa preložiť text pomocou prekladových konštánt za predpokladu, že text začína prefixom </text:span><text:span text:style-name="T195">'</text:span><text:span text:style-name="T197">lang</text:span><text:span text:style-name="T196">:</text:span><text:span text:style-name="T195">'</text:span><text:span text:style-name="T53">,</text:span><text:span text:style-name="T30"> ak je text alebo preklad prázdnym reťazcom, vráti obsah parametra </text:span><text:span text:style-name="T181">$default</text:span><text:span text:style-name="T50">,</text:span></text:p>
        </text:list-item>
        <text:list-item>
          <text:p text:style-name="P134"><text:span text:style-name="T164">load_all_overlays</text:span><text:span text:style-name="T50">(</text:span><text:span text:style-name="T175">$table</text:span><text:span text:style-name="T50">, </text:span><text:span text:style-name="T175">$table_id</text:span><text:span text:style-name="T50"> = </text:span><text:span text:style-name="T200">NULL</text:span><text:span text:style-name="T50">) –</text:span><text:span text:style-name="T31"> spustí načítanie všetkých jazykových prekrytí pre zvolenú tabuľku, ak je </text:span><text:span text:style-name="T182">$table_id</text:span><text:span text:style-name="T31"> iné ako </text:span><text:span text:style-name="T201">NULL</text:span><text:span text:style-name="T31">, bude sa načítavať iba pre riadok v tabuľke s daným ID</text:span><text:span text:style-name="T50">,</text:span></text:p>
        </text:list-item>
        <text:list-item>
          <text:p text:style-name="P134"><text:span text:style-name="T164">get_overlay</text:span><text:span text:style-name="T50">(</text:span><text:span text:style-name="T175">$table</text:span><text:span text:style-name="T50">, </text:span><text:span text:style-name="T175">$table_id</text:span><text:span text:style-name="T50">, </text:span><text:span text:style-name="T175">$column</text:span><text:span text:style-name="T50">, </text:span><text:span text:style-name="T175">$idiom</text:span><text:span text:style-name="T50"> = </text:span><text:span text:style-name="T200">NULL</text:span><text:span text:style-name="T50">) –</text:span><text:span text:style-name="T32"> vráti prekrytie pre konkrétny stĺpec v riadku tabuľky s konkrétnym ID, ak je </text:span><text:span text:style-name="T188">$idiom</text:span><text:span text:style-name="T32"> nastavený, pokúsi sa vrátiť text prek</text:span><text:span text:style-name="T33">rytia</text:span><text:span text:style-name="T32"> pre jazyk špecifikovaný parametrom</text:span><text:span text:style-name="T50">,</text:span></text:p>
        </text:list-item>
        <text:list-item>
          <text:p text:style-name="P134"><text:span text:style-name="T164">save_overlay</text:span><text:span text:style-name="T50">(</text:span><text:span text:style-name="T175">$table</text:span><text:span text:style-name="T50">, </text:span><text:span text:style-name="T175">$table_id</text:span><text:span text:style-name="T50">, </text:span><text:span text:style-name="T175">$column</text:span><text:span text:style-name="T50">, </text:span><text:span text:style-name="T175">$idiom</text:span><text:span text:style-name="T50">, </text:span><text:span text:style-name="T175">$text</text:span><text:span text:style-name="T50">) –</text:span><text:span text:style-name="T33"> uloží jazykové prekrytie podľa parametrov</text:span><text:span text:style-name="T50">, </text:span><text:span text:style-name="T33">ak už existuje v databázovej tabuľke prekrytí, bude jeho text upravený novým,</text:span></text:p>
        </text:list-item>
        <text:list-item>
          <text:p text:style-name="P134"><text:span text:style-name="T164">save_overlay_array</text:span><text:span text:style-name="T50">(</text:span><text:span text:style-name="T175">$array</text:span><text:span text:style-name="T50">) –</text:span><text:span text:style-name="T34"> dostane štvorrozmerné pole, konfigurácie ako má členská premenná </text:span><text:span text:style-name="T183">$lang_overlays</text:span><text:span text:style-name="T34"> </text:span><text:span text:style-name="T35">a iteráciou tohto pola uloží jazykové prekrytia pomocou </text:span><text:span text:style-name="T171">save_overlay</text:span><text:span text:style-name="T35">()</text:span><text:span text:style-name="T50">,</text:span></text:p>
        </text:list-item>
        <text:list-item>
          <text:p text:style-name="P134"><text:span text:style-name="T164">init_overlays</text:span><text:span text:style-name="T50">(</text:span><text:span text:style-name="T175">$table</text:span><text:span text:style-name="T50">, </text:span><text:span text:style-name="T175">$rows</text:span><text:span text:style-name="T50">, </text:span><text:span text:style-name="T175">$fields</text:span><text:span text:style-name="T50">) –</text:span><text:span text:style-name="T36"> inicializuje jazykové prekrytia pre zvolenú tabuľku, pričom v parametri </text:span><text:span text:style-name="T184">$rows</text:span><text:span text:style-name="T36"> dostane pole už načítaných riadkov obsahu z pôvodnej tabuľky a v parametri </text:span><text:span text:style-name="T184">$field</text:span><text:span text:style-name="T176">s</text:span><text:span text:style-name="T36"> zoznam stĺpcov v tabuľke, ktoré sú prekrývané, </text:span><text:span text:style-name="T37">účelom je aby sa jedným dopytom na databázu načítali prekrytia pre všetky riadky, ktoré sa zobrazia používateľovi</text:span><text:span text:style-name="T50">,</text:span></text:p>
        </text:list-item>
        <text:list-item>
          <text:p text:style-name="P134"><text:span text:style-name="T164">delete_overlays</text:span><text:span text:style-name="T50">(</text:span><text:span text:style-name="T175">$table</text:span><text:span text:style-name="T50">, </text:span><text:span text:style-name="T175">$table_id</text:span><text:span text:style-name="T50"> = </text:span><text:span text:style-name="T200">NULL</text:span><text:span text:style-name="T50">, </text:span><text:span text:style-name="T175">$column</text:span><text:span text:style-name="T50"> = </text:span><text:span text:style-name="T200">NULL</text:span><text:span text:style-name="T50">) –</text:span><text:span text:style-name="T38"> vymaže prekrytia pre zvolenú tabuľku, prípadne len jej riadok podla </text:span><text:span text:style-name="T185">$table_id</text:span><text:span text:style-name="T38"> alebo len jeden stĺpec v tabuľke podla </text:span><text:span text:style-name="T185">$column</text:span><text:span text:style-name="T50">,</text:span></text:p>
        </text:list-item>
        <text:list-item>
          <text:p text:style-name="P134"><text:span text:style-name="T164">clone_overlays</text:span><text:span text:style-name="T50">(</text:span><text:span text:style-name="T175">$table</text:span><text:span text:style-name="T50">, </text:span><text:span text:style-name="T175">$old_table_id</text:span><text:span text:style-name="T50">, </text:span><text:span text:style-name="T175">$new_table_id</text:span><text:span text:style-name="T50">) –</text:span><text:span text:style-name="T39"> vytvorí kompletný klon všetkých prekrytí z danej tabuľky a jej pôvodného ID (jeden riadok v tabuľke), do nového ID (nový riadok tabuľky)</text:span><text:span text:style-name="T50">,</text:span></text:p>
        </text:list-item>
        <text:list-item>
          <text:p text:style-name="P134"><text:span text:style-name="T164">get_overlays_for_cloning</text:span><text:span text:style-name="T50">(</text:span><text:span text:style-name="T175">$table</text:span><text:span text:style-name="T50">, </text:span><text:span text:style-name="T175">$old_table_id</text:span><text:span text:style-name="T50">, </text:span><text:span text:style-name="T175">$new_table_id</text:span><text:span text:style-name="T50">) –</text:span><text:span text:style-name="T40"> pripraví pole klonov prekrytí z pôvodného do nového riadku v tabuľke</text:span><text:span text:style-name="T50">,</text:span></text:p>
        </text:list-item>
        <text:list-item>
          <text:p text:style-name="P134"><text:span text:style-name="T164">replace_null_overlay_text</text:span><text:span text:style-name="T50">(</text:span><text:span text:style-name="T175">$text</text:span><text:span text:style-name="T50">) –</text:span><text:span text:style-name="T40"> vyskúša, či je </text:span><text:span text:style-name="T189">$text</text:span><text:span text:style-name="T40"> nastavený na </text:span><text:span text:style-name="T202">NULL</text:span><text:span text:style-name="T40">, ak áno, vráti prázdny reťazec, inak vráti pôvodný text</text:span><text:span text:style-name="T50">,</text:span></text:p>
        </text:list-item>
        <text:list-item>
          <text:p text:style-name="P134"><text:span text:style-name="T164">get_overlay_if_exists</text:span><text:span text:style-name="T50">(</text:span><text:span text:style-name="T175">$table</text:span><text:span text:style-name="T50">, </text:span><text:span text:style-name="T175">$table_id</text:span><text:span text:style-name="T50">, </text:span><text:span text:style-name="T175">$column</text:span><text:span text:style-name="T50">, </text:span><text:span text:style-name="T175">$idiom</text:span><text:span text:style-name="T50">) –</text:span><text:span text:style-name="T41"> vráti jazykové prekrytie podla parametrov ak existuje</text:span><text:span text:style-name="T50">,</text:span></text:p>
        </text:list-item>
        <text:list-item>
          <text:p text:style-name="P134"><text:span text:style-name="T164">overlay_exists</text:span><text:span text:style-name="T50">(</text:span><text:span text:style-name="T175">$table</text:span><text:span text:style-name="T50">, </text:span><text:span text:style-name="T175">$table_id</text:span><text:span text:style-name="T50">, </text:span><text:span text:style-name="T175">$column</text:span><text:span text:style-name="T50">, </text:span><text:span text:style-name="T175">$idiom</text:span><text:span text:style-name="T50">) –</text:span><text:span text:style-name="T41"> skontroluje </text:span><text:soft-page-break/><text:span text:style-name="T41">existenciu jazykového prekrytia podla parametrov</text:span><text:span text:style-name="T50">,</text:span></text:p>
        </text:list-item>
        <text:list-item>
          <text:p text:style-name="P134"><text:span text:style-name="T164">no_more_load_overlay</text:span><text:span text:style-name="T50">(</text:span><text:span text:style-name="T175">$table</text:span><text:span text:style-name="T50">, </text:span><text:span text:style-name="T175">$table_id</text:span><text:span text:style-name="T50">, </text:span><text:span text:style-name="T175">$column</text:span><text:span text:style-name="T50">, </text:span><text:span text:style-name="T175">$idiom</text:span><text:span text:style-name="T50">) –</text:span><text:span text:style-name="T41"> označí jazykové prekrytie v členskej premennej </text:span><text:span text:style-name="T186">$lang_overlays</text:span><text:span text:style-name="T41"> aby sa nenačítavalo viac z databázovej tabuľky do konca trvania session</text:span><text:span text:style-name="T50">,</text:span></text:p>
        </text:list-item>
        <text:list-item>
          <text:p text:style-name="P134"><text:span text:style-name="T164">load_overlays</text:span><text:span text:style-name="T50">(</text:span><text:span text:style-name="T175">$table</text:span><text:span text:style-name="T50">, </text:span><text:span text:style-name="T175">$table_id</text:span><text:span text:style-name="T50"> = </text:span><text:span text:style-name="T200">NULL</text:span><text:span text:style-name="T50">, </text:span><text:span text:style-name="T175">$column</text:span><text:span text:style-name="T50"> = </text:span><text:span text:style-name="T200">NULL</text:span><text:span text:style-name="T50">) –</text:span><text:span text:style-name="T42"> načíta jazykové prekrytia z databázovej tabuľku prekrytí podla parametrov, </text:span><text:span text:style-name="T190">$table_id</text:span><text:span text:style-name="T42"> môže byť </text:span><text:span text:style-name="T203">NULL</text:span><text:span text:style-name="T42">, </text:span><text:span text:style-name="T203">integer</text:span><text:span text:style-name="T42"> alebo pole </text:span><text:span text:style-name="T203">integerov</text:span><text:span text:style-name="T50">,</text:span></text:p>
        </text:list-item>
        <text:list-item>
          <text:p text:style-name="P134"><text:span text:style-name="T164">load_default_lang_idiom</text:span><text:span text:style-name="T50">() </text:span><text:span text:style-name="T43">- načíta z konfiguračného súboru východzí jazykový idiom a uloží ho do členskej premennej </text:span><text:span text:style-name="T187">$lang_idiom</text:span><text:span text:style-name="T43"> (túto metódu volá konštruktor)</text:span><text:span text:style-name="T50">.</text:span></text:p>
        </text:list-item>
      </text:list>
      <text:h text:style-name="P141" text:outline-level="1"><text:bookmark-start text:name="__RefHeading__2192_516658299"/>Použitá literatúra<text:bookmark-end text:name="__RefHeading__2192_516658299"/></text:h>
      <text:p text:style-name="P8">[1] Peter Jurčo: Dlhodobý viacúčelový sklad úloh na cvičenia, 2009, bakalárska práca, FMFI UK Bratislava</text:p>
      <text:p text:style-name="P8">[2] JUnit framework api, junit.sourceforge.net, dosupné na:</text:p>
      <text:p text:style-name="P8"><text:a xlink:type="simple" xlink:href="http://junit.sourceforge.net/javadoc/">http://junit.sourceforge.net/javadoc/</text:a> </text:p>
      <text:p text:style-name="P8">[3] Smarty template engine, <text:a xlink:type="simple" xlink:href="http://www.smarty.net/">www.smarty.net</text:a>, dostupné na: <text:a xlink:type="simple" xlink:href="http://www.smarty.net/docs/en/">http://www.smarty.net/docs/en/</text:a> </text:p>
      <text:p text:style-name="P8">[4] TinyMCE, <text:s/>Moxiecode Systems AB, dostupné na: <text:a xlink:type="simple" xlink:href="http://www.tinymce.com/">http://www.tinymce.com/</text:a> </text:p>
      <text:p text:style-name="P8">[5] Moodle LMS, <text:a xlink:type="simple" xlink:href="http://www.moodle.org/">www.moodle.org</text:a>, dostupné na: <text:a xlink:type="simple" xlink:href="https://moodle.org/">https://moodle.org/</text:a> </text:p>
      <text:p text:style-name="P8">[6] Chamilo LMS, <text:s/>Chamilo Association, dostupné na: <text:a xlink:type="simple" xlink:href="http://www.chamilo.org/">http://www.chamilo.org/</text:a> </text:p>
      <text:p text:style-name="P8">[7] JQuery, <text:s/>JQuery team, dostupné na: <text:a xlink:type="simple" xlink:href="http://www.jquery.com/">http://www.jquery.com/</text:a></text:p>
      <text:p text:style-name="P8">[8] JQueryUI, JQuery team, dostupné na: <text:a xlink:type="simple" xlink:href="http://www.jqueryui.com/">http://www.jqueryui.com/</text:a></text:p>
      <text:p text:style-name="P8">[9] CodeIgniter, EllisLab Inc., dostupné na: <text:a xlink:type="simple" xlink:href="http://ellislab.com/codeigniter">http://ellislab.com/codeigniter</text:a> </text:p>
      <text:p text:style-name="P8">[10] GeSHi, Nigel McNie a Benny Baumann, dostupné na: <text:a xlink:type="simple" xlink:href="http://qbnz.com/highlighter/index.php">http://qbnz.com/highlighter/index.php</text:a> </text:p>
      <text:p text:style-name="P9"><text:span text:style-name="T44">[</text:span><text:span text:style-name="T5">11</text:span><text:span text:style-name="T44">] </text:span><text:span text:style-name="T5">DataMapper ORM, Wanwizard, dostupné na: </text:span><text:a xlink:type="simple" xlink:href="http://datamapper.wanwizard.eu/">http://datamapper.wanwizard.eu/</text:a><text:span text:style-name="T5"> </text:span></text:p>
      <text:p text:style-name="P9"><text:span text:style-name="T5">[12] Plupload, Moxiecode Systems AB, dostupné na: </text:span><text:a xlink:type="simple" xlink:href="http://www.plupload.com/">http://www.plupload.com/</text:a><text:span text:style-name="T5"> </text:span></text:p>
      <text:p text:style-name="P10"><text:span text:style-name="T6">[13] FancyBox, FancyBox.net, dostupné na: </text:span><text:a xlink:type="simple" xlink:href="http://fancyapps.com/fancybox/">http://fancyapps.com/fancybox/</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text-align="justify" style:justify-single-word="false" fo:text-indent="0.199cm" style:auto-text-indent="false" style:page-number="auto" fo:background-color="transparent">
        <style:tab-stops/>
        <style:background-image/>
      </style:paragraph-properties>
      <style:text-properties style:font-name="Verdan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Verdana1"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Verdana" fo:font-size="11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Verdana1" fo:font-size="15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Verdana1"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Verdana" fo:font-size="11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Verdana" fo:font-size="11pt"/>
    </style:style>
    <style:style style:name="Illustration" style:family="paragraph" style:parent-style-name="Caption" style:class="extra">
      <style:paragraph-properties fo:text-align="center" style:justify-single-word="false"/>
      <style:text-properties style:font-name="Verdana2"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3" fo:font-size="9pt" style:font-size-asian="9pt" style:font-size-complex="9pt"/>
    </style:style>
    <style:style style:name="MT1" style:family="text">
      <style:text-properties style:font-name="Verdana3"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5</text:chapter>.: <text:chapter text:display="name" text:outline-level="1">Použitá literatúra</text:chapter><text:tab/><text:tab/>Nový dlhodobý viacúčelový sklad úloh na cvičenia</text:p>
      </style:header>
      <style:footer>
        <text:p text:style-name="Footer"><text:tab/><text:span text:style-name="MT1"><text:page-number text:select-page="current">36</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da8c1e6-fd468f4-454e206-f42a4a9-143cfd</meta:generator>
    <dc:date>2013-05-10T15:02:49.87</dc:date>
    <meta:editing-duration>P1DT6H35M17S</meta:editing-duration>
    <meta:editing-cycles>386</meta:editing-cycles>
    <meta:document-statistic meta:table-count="0" meta:image-count="9" meta:object-count="0" meta:page-count="42" meta:paragraph-count="449" meta:word-count="9511" meta:character-count="66772" meta:non-whitespace-character-count="57764"/>
  </office:meta>
</office:document-meta>
</file>